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12" style:family="paragraph" style:parent-style-name="Preformatted_20_Text">
      <style:paragraph-properties style:writing-mode="lr-tb"/>
    </style:style>
    <style:style style:name="P13" style:family="paragraph" style:parent-style-name="Preformatted_20_Text">
      <style:paragraph-properties fo:margin-top="0in" fo:margin-bottom="0.1965in" style:contextual-spacing="false" style:writing-mode="lr-tb"/>
    </style:style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 style:list-style-name="L19"/>
    <style:style style:name="P24" style:family="paragraph" style:parent-style-name="Text_20_body" style:list-style-name="L20"/>
    <style:style style:name="P25" style:family="paragraph" style:parent-style-name="Text_20_body" style:list-style-name="L21"/>
    <style:style style:name="P26" style:family="paragraph" style:parent-style-name="Text_20_body" style:list-style-name="L22"/>
    <style:style style:name="P27" style:family="paragraph" style:parent-style-name="Text_20_body" style:list-style-name="L23"/>
    <style:style style:name="P28" style:family="paragraph" style:parent-style-name="Text_20_body" style:list-style-name="L24"/>
    <style:style style:name="P29" style:family="paragraph" style:parent-style-name="Text_20_body" style:list-style-name="L25"/>
    <style:style style:name="P30" style:family="paragraph" style:parent-style-name="Text_20_body" style:list-style-name="L26"/>
    <style:style style:name="P31" style:family="paragraph" style:parent-style-name="Text_20_body" style:list-style-name="L27"/>
    <style:style style:name="P32" style:family="paragraph" style:parent-style-name="Text_20_body" style:list-style-name="L28"/>
    <style:style style:name="P33" style:family="paragraph" style:parent-style-name="Text_20_body" style:list-style-name="L29"/>
    <style:style style:name="P34" style:family="paragraph" style:parent-style-name="Text_20_body" style:list-style-name="L30"/>
    <style:style style:name="P35" style:family="paragraph" style:parent-style-name="Text_20_body" style:list-style-name="L31"/>
    <style:style style:name="P36" style:family="paragraph" style:parent-style-name="Text_20_body" style:list-style-name="L32"/>
    <style:style style:name="P37" style:family="paragraph" style:parent-style-name="Text_20_body" style:list-style-name="L33"/>
    <style:style style:name="P38" style:family="paragraph" style:parent-style-name="Text_20_body" style:list-style-name="L34"/>
    <style:style style:name="P39" style:family="paragraph" style:parent-style-name="Preformatted_20_Text" style:list-style-name="L34">
      <style:paragraph-properties fo:margin-left="0in" fo:margin-right="0in" fo:text-indent="0in" style:auto-text-indent="false" style:writing-mode="lr-tb"/>
    </style:style>
    <style:style style:name="P40" style:family="paragraph" style:parent-style-name="Preformatted_20_Text" style:list-style-name="L34">
      <style:paragraph-properties fo:margin-top="0in" fo:margin-bottom="0.1965in" style:contextual-spacing="false" style:writing-mode="lr-tb"/>
    </style:style>
    <style:style style:name="P41" style:family="paragraph" style:parent-style-name="Text_20_body" style:list-style-name="L35"/>
    <style:style style:name="P42" style:family="paragraph" style:parent-style-name="Text_20_body" style:list-style-name="L36"/>
    <style:style style:name="P43" style:family="paragraph" style:parent-style-name="Text_20_body" style:list-style-name="L37"/>
    <style:style style:name="P44" style:family="paragraph" style:parent-style-name="Text_20_body" style:list-style-name="L38"/>
    <style:style style:name="P45" style:family="paragraph" style:parent-style-name="Text_20_body" style:list-style-name="L39"/>
    <style:style style:name="P46" style:family="paragraph" style:parent-style-name="Text_20_body" style:list-style-name="L40"/>
    <style:style style:name="P47" style:family="paragraph" style:parent-style-name="Text_20_body" style:list-style-name="L41"/>
    <style:style style:name="P48" style:family="paragraph" style:parent-style-name="Text_20_body" style:list-style-name="L42"/>
    <style:style style:name="P49" style:family="paragraph" style:parent-style-name="Text_20_body" style:list-style-name="L43"/>
    <style:style style:name="P50" style:family="paragraph" style:parent-style-name="Text_20_body" style:list-style-name="L44"/>
    <style:style style:name="P51" style:family="paragraph" style:parent-style-name="Text_20_body" style:list-style-name="L45"/>
    <style:style style:name="P52" style:family="paragraph" style:parent-style-name="Text_20_body" style:list-style-name="L46"/>
    <style:style style:name="P53" style:family="paragraph" style:parent-style-name="Text_20_body" style:list-style-name="L47"/>
    <style:style style:name="P54" style:family="paragraph" style:parent-style-name="Text_20_body" style:list-style-name="L48"/>
    <style:style style:name="P55" style:family="paragraph" style:parent-style-name="Text_20_body" style:list-style-name="L49"/>
    <style:style style:name="P56" style:family="paragraph" style:parent-style-name="Text_20_body" style:list-style-name="L50"/>
    <style:style style:name="P57" style:family="paragraph" style:parent-style-name="Text_20_body" style:list-style-name="L51"/>
    <style:style style:name="P58" style:family="paragraph" style:parent-style-name="Text_20_body" style:list-style-name="L52"/>
    <style:style style:name="P59" style:family="paragraph" style:parent-style-name="Text_20_body" style:list-style-name="L53"/>
    <style:style style:name="P60" style:family="paragraph" style:parent-style-name="Text_20_body" style:list-style-name="L5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6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7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8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9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0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3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<text:span text:style-name="Strong_20_Emphasis">Oglasna tabla (Announcements)</text:span></text:h>
      <text:list text:style-name="L1">
        <text:list-item>
          <text:p text:style-name="P1">U bazi već postoji tabela <text:span text:style-name="Source_20_Text">announcements</text:span>.</text:p>
        </text:list-item>
        <text:list-item>
          <text:p text:style-name="P1">Treba da dodamo rute:</text:p>
          <text:list>
            <text:list-item>
              <text:p text:style-name="P1"><text:span text:style-name="Source_20_Text">GET /api/announcements/active</text:span> → vraća trenutno aktivna obaveštenja (filtrirano po <text:span text:style-name="Source_20_Text">start_ts</text:span>, <text:span text:style-name="Source_20_Text">end_ts</text:span>, <text:span text:style-name="Source_20_Text">is_active=1</text:span>).</text:p>
            </text:list-item>
            <text:list-item>
              <text:p text:style-name="P1"><text:span text:style-name="Source_20_Text">POST /api/announcements</text:span> → dodavanje novog obaveštenja.</text:p>
            </text:list-item>
            <text:list-item>
              <text:p text:style-name="P1"><text:span text:style-name="Source_20_Text">PUT /api/announcements/:id</text:span> → izmena.</text:p>
            </text:list-item>
            <text:list-item>
              <text:p text:style-name="P1"><text:span text:style-name="Source_20_Text">DELETE /api/announcements/:id</text:span> → brisanje.</text:p>
            </text:list-item>
          </text:list>
        </text:list-item>
        <text:list-item>
          <text:p text:style-name="P1">Takođe, kada se objavi novo obaveštenje, preko <text:span text:style-name="Source_20_Text">socket.io</text:span> možemo da emituјemo događaj npr. <text:span text:style-name="Source_20_Text">announcement:push</text:span> → frontend oglasna tabla odmah reaguje.</text:p>
        </text:list-item>
      </text:list>
      <text:h text:style-name="Heading_20_3" text:outline-level="3">2. <text:span text:style-name="Strong_20_Emphasis">Plejlista (Playlists &amp; Tracks)</text:span></text:h>
      <text:list text:style-name="L2">
        <text:list-item>
          <text:p text:style-name="P2">Već imamo dve tabele: <text:span text:style-name="Source_20_Text">playlists</text:span> i <text:span text:style-name="Source_20_Text">tracks</text:span>.</text:p>
        </text:list-item>
        <text:list-item>
          <text:p text:style-name="P2">Slede rute:</text:p>
          <text:list>
            <text:list-item>
              <text:p text:style-name="P2"><text:span text:style-name="Source_20_Text">GET /api/playlists</text:span> → lista plejlista.</text:p>
            </text:list-item>
            <text:list-item>
              <text:p text:style-name="P2"><text:span text:style-name="Source_20_Text">POST /api/playlists</text:span> → nova plejlista.</text:p>
            </text:list-item>
            <text:list-item>
              <text:p text:style-name="P2"><text:span text:style-name="Source_20_Text">GET /api/playlists/:id/tracks</text:span> → pesme iz određene plejliste.</text:p>
            </text:list-item>
            <text:list-item>
              <text:p text:style-name="P2"><text:span text:style-name="Source_20_Text">POST /api/playlists/:id/tracks</text:span> → dodavanje pesme.</text:p>
            </text:list-item>
            <text:list-item>
              <text:p text:style-name="P2"><text:span text:style-name="Source_20_Text">DELETE /api/tracks/:id</text:span> → brisanje pesme.</text:p>
            </text:list-item>
          </text:list>
        </text:list-item>
        <text:list-item>
          <text:p text:style-name="P2">Na frontend strani: tokom odmora (kad sistem zna da je između dva zvona), pokrenu se plejlistе i muzika se pušta dok ne zazvoni sledeći put.</text:p>
        </text:list-item>
      </text:list>
      <text:h text:style-name="Heading_20_3" text:outline-level="3">3. <text:span text:style-name="Strong_20_Emphasis">Integracija između modula</text:span></text:h>
      <text:list text:style-name="L3">
        <text:list-item>
          <text:p text:style-name="P3"><text:span text:style-name="Strong_20_Emphasis">Bell + Oglasna tabla:</text:span> oglasna tabla prikazuje preostalo vreme do sledećeg zvona i redni broj časa. To možemo dobiti iz <text:span text:style-name="Source_20_Text">bellScheduler.getNext()</text:span>.</text:p>
        </text:list-item>
        <text:list-item>
          <text:p text:style-name="P3"><text:span text:style-name="Strong_20_Emphasis">Bell + Plejlista:</text:span> kada zvono zazvoni i završi se čas, backend može da pošalje preko <text:span text:style-name="Source_20_Text">socket.io</text:span> signal <text:span text:style-name="Source_20_Text">break:start</text:span> i frontend startuje playlistu. Kad sledeće zvono krene → <text:span text:style-name="Source_20_Text">break:end</text:span> i muzika se pauzira.</text:p>
        </text:list-item>
      </text:list>
      <text:h text:style-name="Heading_20_3" text:outline-level="3">4. <text:span text:style-name="Strong_20_Emphasis">Admin panel (u React-u)</text:span></text:h>
      <text:list text:style-name="L4">
        <text:list-item>
          <text:p text:style-name="P4">Na backendu sada već postoji dovoljno da možemo da kreiramo osnovne CRUD rute za <text:span text:style-name="Source_20_Text">bell-templates</text:span>, <text:span text:style-name="Source_20_Text">day-schedule</text:span>, <text:span text:style-name="Source_20_Text">announcements</text:span>, <text:span text:style-name="Source_20_Text">playlists</text:span>.</text:p>
        </text:list-item>
        <text:list-item>
          <text:p text:style-name="P4">Sledeći frontend deo će koristiti iste rute:</text:p>
          <text:list>
            <text:list-item>
              <text:p text:style-name="P4"><text:span text:style-name="Strong_20_Emphasis">Zvono:</text:span> UI za pravljenje šablona i zakazivanje po kalendaru.</text:p>
            </text:list-item>
            <text:list-item>
              <text:p text:style-name="P4"><text:span text:style-name="Strong_20_Emphasis">Oglasna tabla:</text:span> UI za unos i push obaveštenja.</text:p>
            </text:list-item>
            <text:list-item>
              <text:p text:style-name="P4"><text:soft-page-break/><text:span text:style-name="Strong_20_Emphasis">Plejlista:</text:span> UI za upload/unos pesama i slaganje plejlista.</text:p>
            </text:list-item>
          </text:list>
        </text:list-item>
      </text:list>
      <text:p text:style-name="Horizontal_20_Line"/>
      <text:p text:style-name="Text_20_body">👉 Predlog redosleda:</text:p>
      <text:list text:style-name="L5">
        <text:list-item>
          <text:p text:style-name="P5">Dodamo rute za <text:span text:style-name="Strong_20_Emphasis">Announcements</text:span> (jer su jednostavne, samo CRUD).</text:p>
        </text:list-item>
        <text:list-item>
          <text:p text:style-name="P5">Posle toga radimo <text:span text:style-name="Strong_20_Emphasis">Playlists</text:span> (malo složenije, jer traže rad sa datotekama i logikom puštanja).</text:p>
        </text:list-item>
        <text:list-item>
          <text:p text:style-name="P5">Na kraju povežemo sve kroz <text:span text:style-name="Strong_20_Emphasis">socket.io evente</text:span> da oglasna tabla i plejlista dobijaju realtime signal iz modula za zvono.</text:p>
        </text:list-item>
      </text:list>
      <text:p text:style-name="Text_20_body">Hoćeš da krenemo prvo od <text:span text:style-name="Strong_20_Emphasis">Announcements API</text:span> pa da ih isprobamo slično kao što smo testirali i bell-endpointе?</text:p>
      <text:h text:style-name="Heading_20_5" text:outline-level="5">You said:</text:h>
      <text:p text:style-name="Text_20_body">Dobro, znači nema potreba ni za kakvim promenama u bazi?</text:p>
      <text:h text:style-name="Heading_20_6" text:outline-level="6">ChatGPT said:</text:h>
      <text:p text:style-name="Text_20_body">Tako je 👍</text:p>
      <text:p text:style-name="Text_20_body">U scaffold-u već imamo sve osnovne tabele:</text:p>
      <text:list text:style-name="L6">
        <text:list-item>
          <text:p text:style-name="P6"><text:span text:style-name="Strong_20_Emphasis"><text:span text:style-name="Source_20_Text">announcements</text:span></text:span> → za oglasnu tablu</text:p>
        </text:list-item>
        <text:list-item>
          <text:p text:style-name="P6"><text:span text:style-name="Strong_20_Emphasis"><text:span text:style-name="Source_20_Text">playlists</text:span></text:span> i <text:span text:style-name="Strong_20_Emphasis"><text:span text:style-name="Source_20_Text">tracks</text:span></text:span> → za plejliste</text:p>
        </text:list-item>
        <text:list-item>
          <text:p text:style-name="P6"><text:span text:style-name="Strong_20_Emphasis"><text:span text:style-name="Source_20_Text">bell_templates</text:span></text:span><text:span text:style-name="Strong_20_Emphasis">, </text:span><text:span text:style-name="Strong_20_Emphasis"><text:span text:style-name="Source_20_Text">day_schedule</text:span></text:span><text:span text:style-name="Strong_20_Emphasis">, </text:span><text:span text:style-name="Strong_20_Emphasis"><text:span text:style-name="Source_20_Text">bell_log</text:span></text:span> → za školsko zvono</text:p>
        </text:list-item>
        <text:list-item>
          <text:p text:style-name="P6"><text:span text:style-name="Strong_20_Emphasis"><text:span text:style-name="Source_20_Text">settings</text:span></text:span> → univerzalna key/value tabela za globalne opcije</text:p>
        </text:list-item>
      </text:list>
      <text:p text:style-name="Text_20_body">Dakle, baza je spremna, ne treba dodavati nove tabele da bismo implementirali oglasnu tablu i plejliste.<text:line-break/>Ono što nam sada fali su <text:span text:style-name="Strong_20_Emphasis">API kontroleri i rute</text:span> za <text:span text:style-name="Source_20_Text">announcements</text:span> i <text:span text:style-name="Source_20_Text">playlists/tracks</text:span>, plus kasnije frontend koji će ih koristiti.</text:p>
      <text:p text:style-name="Text_20_body">Hoćeš da predložim strukturu ruta i kontrolera za <text:span text:style-name="Strong_20_Emphasis">Announcements</text:span> kao sledeći korak?</text:p>
      <text:h text:style-name="Heading_20_5" text:outline-level="5">You said:</text:h>
      <text:p text:style-name="Text_20_body">Idemo na API za announcements.</text:p>
      <text:h text:style-name="Heading_20_6" text:outline-level="6">ChatGPT said:</text:h>
      <text:p text:style-name="Text_20_body">Thought for 49s</text:p>
      <text:p text:style-name="Text_20_body">Супер — idemo da iscrtamo <text:span text:style-name="Strong_20_Emphasis">API specifikaciju za Announcements</text:span> (bez pisanja koda), tako da sutra možemo direktno da implementiramo.</text:p>
      <text:h text:style-name="Heading_20_1" text:outline-level="1">Ciljevi</text:h>
      <text:list text:style-name="L7">
        <text:list-item>
          <text:p text:style-name="P7">Admin može da kreira/izmeni/obriše обавештење.</text:p>
        </text:list-item>
        <text:list-item>
          <text:p text:style-name="P7">“Oglasni monitor” dohvatа samo <text:span text:style-name="Strong_20_Emphasis">aktivna</text:span> obaveštenja (sadašnja), uz što manje podataka.</text:p>
        </text:list-item>
        <text:list-item>
          <text:p text:style-name="P7">Real‑time “push” da se trenutno prikazano stanje osveži bez reloada.</text:p>
        </text:list-item>
      </text:list>
      <text:h text:style-name="Heading_20_1" text:outline-level="1"><text:soft-page-break/>Model (što već imamo u bazi)</text:h>
      <text:list text:style-name="L8">
        <text:list-item>
          <text:p text:style-name="P8"><text:span text:style-name="Source_20_Text">id, title, body, priority (NORMAL|HIGH|URGENT), start_ts, end_ts, is_active</text:span></text:p>
        </text:list-item>
        <text:list-item>
          <text:p text:style-name="P8">Vremena su ISO‑8601 (UTC string), ali se poslovna logika računa u <text:span text:style-name="Source_20_Text">Europe/Belgrade</text:span>.</text:p>
        </text:list-item>
      </text:list>
      <text:h text:style-name="Heading_20_1" text:outline-level="1">Statusna logika</text:h>
      <text:list text:style-name="L9">
        <text:list-item>
          <text:p text:style-name="P9"><text:span text:style-name="Strong_20_Emphasis">ACTIVE</text:span> ako je <text:span text:style-name="Source_20_Text">is_active=1</text:span> i <text:span text:style-name="Source_20_Text">now ∈ [start_ts, end_ts)</text:span> (granica levo zatvorena, desno otvorena).</text:p>
        </text:list-item>
        <text:list-item>
          <text:p text:style-name="P9"><text:span text:style-name="Strong_20_Emphasis">SCHEDULED</text:span> ako <text:span text:style-name="Source_20_Text">now &lt; start_ts</text:span> (i <text:span text:style-name="Source_20_Text">is_active=1</text:span>).</text:p>
        </text:list-item>
        <text:list-item>
          <text:p text:style-name="P9"><text:span text:style-name="Strong_20_Emphasis">EXPIRED</text:span> ako <text:span text:style-name="Source_20_Text">now ≥ end_ts</text:span> ili <text:span text:style-name="Source_20_Text">is_active=0</text:span>.</text:p>
        </text:list-item>
      </text:list>
      <text:h text:style-name="Heading_20_1" text:outline-level="1">REST rute</text:h>
      <text:h text:style-name="Heading_20_2" text:outline-level="2">Public (oglasni monitor)</text:h>
      <text:p text:style-name="Text_20_body"><text:span text:style-name="Strong_20_Emphasis">GET </text:span><text:span text:style-name="Strong_20_Emphasis"><text:span text:style-name="Source_20_Text">/api/announcements/active</text:span></text:span></text:p>
      <text:list text:style-name="L10">
        <text:list-item>
          <text:p text:style-name="P10">Query:</text:p>
          <text:list>
            <text:list-item>
              <text:p text:style-name="P10"><text:span text:style-name="Source_20_Text">limit</text:span> (int, default 10, max 50)</text:p>
            </text:list-item>
            <text:list-item>
              <text:p text:style-name="P10"><text:span text:style-name="Source_20_Text">now</text:span> (optional ISO za test; inače server uzima lokalno vreme)</text:p>
            </text:list-item>
          </text:list>
        </text:list-item>
        <text:list-item>
          <text:p text:style-name="P10">Filtrira po ACTIVE statusu.</text:p>
        </text:list-item>
        <text:list-item>
          <text:p text:style-name="P10">Sortiranje: <text:span text:style-name="Source_20_Text">priority</text:span> (URGENT &gt; HIGH &gt; NORMAL), pa <text:span text:style-name="Source_20_Text">start_ts</text:span> ASC.</text:p>
        </text:list-item>
        <text:list-item>
          <text:p text:style-name="P10">Odgovor (primer):</text:p>
        </text:list-item>
      </text:list>
      <text:p text:style-name="P11"><text:span text:style-name="Source_20_Text">{</text:span></text:p>
      <text:p text:style-name="P12"><text:span text:style-name="Source_20_Text"><text:s text:c="2"/>"items": [</text:span></text:p>
      <text:p text:style-name="P12"><text:span text:style-name="Source_20_Text"><text:s text:c="4"/>{</text:span></text:p>
      <text:p text:style-name="P12"><text:span text:style-name="Source_20_Text"><text:s text:c="6"/>"id": 42,</text:span></text:p>
      <text:p text:style-name="P12"><text:span text:style-name="Source_20_Text"><text:s text:c="6"/>"title": "Родитељски састанак",</text:span></text:p>
      <text:p text:style-name="P12"><text:span text:style-name="Source_20_Text"><text:s text:c="6"/>"body": "VII-2, учионица бр. 12 у 18:00",</text:span></text:p>
      <text:p text:style-name="P12"><text:span text:style-name="Source_20_Text"><text:s text:c="6"/>"priority": "HIGH",</text:span></text:p>
      <text:p text:style-name="P12"><text:span text:style-name="Source_20_Text"><text:s text:c="6"/>"start_ts": "2025-08-21T14:30:00+02:00",</text:span></text:p>
      <text:p text:style-name="P12"><text:span text:style-name="Source_20_Text"><text:s text:c="6"/>"end_ts": <text:s text:c="2"/>"2025-08-21T19:00:00+02:00"</text:span></text:p>
      <text:p text:style-name="P12"><text:span text:style-name="Source_20_Text"><text:s text:c="4"/>}</text:span></text:p>
      <text:p text:style-name="P12"><text:span text:style-name="Source_20_Text"><text:s text:c="2"/>],</text:span></text:p>
      <text:p text:style-name="P12"><text:span text:style-name="Source_20_Text"><text:s text:c="2"/>"now": "2025-08-21T16:05:00+02:00"</text:span></text:p>
      <text:p text:style-name="P13"><text:span text:style-name="Source_20_Text">}</text:span></text:p>
      <text:h text:style-name="Heading_20_2" text:outline-level="2">Admin (CRUD)</text:h>
      <text:p text:style-name="Text_20_body"><text:span text:style-name="Strong_20_Emphasis">GET </text:span><text:span text:style-name="Strong_20_Emphasis"><text:span text:style-name="Source_20_Text">/api/announcements</text:span></text:span></text:p>
      <text:list text:style-name="L11">
        <text:list-item>
          <text:p text:style-name="P14">Query (svi opcioni):</text:p>
          <text:list>
            <text:list-item>
              <text:p text:style-name="P14"><text:soft-page-break/><text:span text:style-name="Source_20_Text">status=active|scheduled|expired|all</text:span> (default <text:span text:style-name="Source_20_Text">all</text:span>)</text:p>
            </text:list-item>
            <text:list-item>
              <text:p text:style-name="P14"><text:span text:style-name="Source_20_Text">q</text:span> (pretraga po <text:span text:style-name="Source_20_Text">title</text:span>/<text:span text:style-name="Source_20_Text">body</text:span>)</text:p>
            </text:list-item>
            <text:list-item>
              <text:p text:style-name="P14"><text:span text:style-name="Source_20_Text">from</text:span>, <text:span text:style-name="Source_20_Text">to</text:span> (ISO filter po prozorima start/end)</text:p>
            </text:list-item>
            <text:list-item>
              <text:p text:style-name="P14"><text:span text:style-name="Source_20_Text">page</text:span> (default 1), <text:span text:style-name="Source_20_Text">per_page</text:span> (default 20, max 100)</text:p>
            </text:list-item>
            <text:list-item>
              <text:p text:style-name="P14"><text:span text:style-name="Source_20_Text">sort</text:span> (npr. <text:span text:style-name="Source_20_Text">-start_ts</text:span>, <text:span text:style-name="Source_20_Text">priority</text:span>)</text:p>
            </text:list-item>
          </text:list>
        </text:list-item>
        <text:list-item>
          <text:p text:style-name="P14">Vraća stranicirano, sa meta poljima (<text:span text:style-name="Source_20_Text">total</text:span>, <text:span text:style-name="Source_20_Text">page</text:span>, <text:span text:style-name="Source_20_Text">per_page</text:span>).</text:p>
        </text:list-item>
      </text:list>
      <text:p text:style-name="Text_20_body"><text:span text:style-name="Strong_20_Emphasis">POST </text:span><text:span text:style-name="Strong_20_Emphasis"><text:span text:style-name="Source_20_Text">/api/announcements</text:span></text:span></text:p>
      <text:list text:style-name="L12">
        <text:list-item>
          <text:p text:style-name="P15">Body:</text:p>
        </text:list-item>
      </text:list>
      <text:p text:style-name="P11"><text:span text:style-name="Source_20_Text">{</text:span></text:p>
      <text:p text:style-name="P12"><text:span text:style-name="Source_20_Text"><text:s text:c="2"/>"title": "Ново обавештење",</text:span></text:p>
      <text:p text:style-name="P12"><text:span text:style-name="Source_20_Text"><text:s text:c="2"/>"body": "Текст обавештења (може и кратак HTML).",</text:span></text:p>
      <text:p text:style-name="P12"><text:span text:style-name="Source_20_Text"><text:s text:c="2"/>"priority": "NORMAL",</text:span></text:p>
      <text:p text:style-name="P12"><text:span text:style-name="Source_20_Text"><text:s text:c="2"/>"start_ts": "2025-08-22T07:30:00+02:00",</text:span></text:p>
      <text:p text:style-name="P12"><text:span text:style-name="Source_20_Text"><text:s text:c="2"/>"end_ts": <text:s text:c="2"/>"2025-08-22T10:00:00+02:00",</text:span></text:p>
      <text:p text:style-name="P12"><text:span text:style-name="Source_20_Text"><text:s text:c="2"/>"is_active": true</text:span></text:p>
      <text:p text:style-name="P13"><text:span text:style-name="Source_20_Text">}</text:span></text:p>
      <text:list text:style-name="L13">
        <text:list-item>
          <text:p text:style-name="P16">Validacija:</text:p>
          <text:list>
            <text:list-item>
              <text:p text:style-name="P16"><text:span text:style-name="Source_20_Text">title</text:span>: max 200</text:p>
            </text:list-item>
            <text:list-item>
              <text:p text:style-name="P16"><text:span text:style-name="Source_20_Text">body</text:span>: max 5000 (sanitizovati XSS)</text:p>
            </text:list-item>
            <text:list-item>
              <text:p text:style-name="P16"><text:span text:style-name="Source_20_Text">priority ∈ {NORMAL,HIGH,URGENT}</text:span> (default NORMAL)</text:p>
            </text:list-item>
            <text:list-item>
              <text:p text:style-name="P16"><text:span text:style-name="Source_20_Text">start_ts &lt; end_ts</text:span></text:p>
            </text:list-item>
          </text:list>
        </text:list-item>
        <text:list-item>
          <text:p text:style-name="P16">Odgovor: <text:span text:style-name="Source_20_Text">{ "id": &lt;newId&gt; }</text:span></text:p>
        </text:list-item>
      </text:list>
      <text:p text:style-name="Text_20_body"><text:span text:style-name="Strong_20_Emphasis">PUT </text:span><text:span text:style-name="Strong_20_Emphasis"><text:span text:style-name="Source_20_Text">/api/announcements/:id</text:span></text:span></text:p>
      <text:list text:style-name="L14">
        <text:list-item>
          <text:p text:style-name="P17">Isti oblik tela kao POST (sva polja opcionalna za izmenu).</text:p>
        </text:list-item>
        <text:list-item>
          <text:p text:style-name="P17">Ako promenimo prozor (<text:span text:style-name="Source_20_Text">start_ts/end_ts</text:span>) ili <text:span text:style-name="Source_20_Text">is_active</text:span>, frontend treba da dobije realtime signal (vidi “Socket eventi”).</text:p>
        </text:list-item>
      </text:list>
      <text:p text:style-name="Text_20_body"><text:span text:style-name="Strong_20_Emphasis">PATCH </text:span><text:span text:style-name="Strong_20_Emphasis"><text:span text:style-name="Source_20_Text">/api/announcements/:id/toggle</text:span></text:span></text:p>
      <text:list text:style-name="L15">
        <text:list-item>
          <text:p text:style-name="P18">Minimalna akcija za brzo uključivanje/isključivanje:</text:p>
        </text:list-item>
      </text:list>
      <text:p text:style-name="P19"><text:span text:style-name="Source_20_Text">{ "is_active": false }</text:span></text:p>
      <text:p text:style-name="Text_20_body"><text:span text:style-name="Strong_20_Emphasis">DELETE </text:span><text:span text:style-name="Strong_20_Emphasis"><text:span text:style-name="Source_20_Text">/api/announcements/:id</text:span></text:span></text:p>
      <text:list text:style-name="L16">
        <text:list-item>
          <text:p text:style-name="P20">Tvrdo brisanje (pošto već imamo jednostavnu strukturu).</text:p>
        </text:list-item>
        <text:list-item>
          <text:p text:style-name="P20">(Ako jednog dana poželimo “Recycle Bin”, možemo dodati <text:span text:style-name="Source_20_Text">deleted_at</text:span> — ali sada nije potrebno.)</text:p>
        </text:list-item>
      </text:list>
      <text:h text:style-name="Heading_20_2" text:outline-level="2"><text:soft-page-break/>“Force push”</text:h>
      <text:p text:style-name="Text_20_body"><text:span text:style-name="Strong_20_Emphasis">POST </text:span><text:span text:style-name="Strong_20_Emphasis"><text:span text:style-name="Source_20_Text">/api/announcements/:id/push</text:span></text:span></text:p>
      <text:list text:style-name="L17">
        <text:list-item>
          <text:p text:style-name="P21">Ne menja status u bazi — samo emituje event ka klijentima (npr. za isticanje važnog obaveštenja odmah).</text:p>
        </text:list-item>
      </text:list>
      <text:h text:style-name="Heading_20_1" text:outline-level="1">Socket.io eventi (real‑time)</text:h>
      <text:list text:style-name="L18">
        <text:list-item>
          <text:p text:style-name="P22"><text:span text:style-name="Source_20_Text">announcement:created</text:span> → payload: ceo zapis (ili barem <text:span text:style-name="Source_20_Text">id</text:span>).</text:p>
        </text:list-item>
        <text:list-item>
          <text:p text:style-name="P22"><text:span text:style-name="Source_20_Text">announcement:updated</text:span> → payload: <text:span text:style-name="Source_20_Text">{ id, changedFields }</text:span></text:p>
        </text:list-item>
        <text:list-item>
          <text:p text:style-name="P22"><text:span text:style-name="Source_20_Text">announcement:deleted</text:span> → payload: <text:span text:style-name="Source_20_Text">{ id }</text:span></text:p>
        </text:list-item>
        <text:list-item>
          <text:p text:style-name="P22"><text:span text:style-name="Source_20_Text">announcement:push</text:span> → payload: ceo zapis (ili <text:span text:style-name="Source_20_Text">id</text:span> pa klijent refetchuje <text:span text:style-name="Source_20_Text">/active</text:span>).</text:p>
        </text:list-item>
      </text:list>
      <text:p text:style-name="Text_20_body"><text:span text:style-name="Strong_20_Emphasis">Kada emituјемо?</text:span></text:p>
      <text:list text:style-name="L19">
        <text:list-item>
          <text:p text:style-name="P23">Nakon uspešnog POST/PUT/PATCH/DELETE.</text:p>
        </text:list-item>
        <text:list-item>
          <text:p text:style-name="P23">Nakon <text:span text:style-name="Source_20_Text">:id/push</text:span>.</text:p>
        </text:list-item>
        <text:list-item>
          <text:p text:style-name="P23">Opcionalno: kada sat pređe u novi interval i set ACTIVE se promeni (cron/tajmer svakih 30–60 sek).</text:p>
        </text:list-item>
      </text:list>
      <text:h text:style-name="Heading_20_1" text:outline-level="1">Poslovna pravila &amp; UX nijanse</text:h>
      <text:list text:style-name="L20">
        <text:list-item>
          <text:p text:style-name="P24"><text:span text:style-name="Strong_20_Emphasis">Odsecanje dugih tekstova</text:span>: public endpoint može da skrati <text:span text:style-name="Source_20_Text">body</text:span> (npr. 500 char) i da doda <text:span text:style-name="Source_20_Text">has_more: true</text:span> ako pređe limit; Admin dobija pun tekst.</text:p>
        </text:list-item>
        <text:list-item>
          <text:p text:style-name="P24"><text:span text:style-name="Strong_20_Emphasis">Prioritet i preklapanja</text:span>: ako ima više aktivnih, front će ih listati po prioritetu. Po želji, možemo u frontu imati carousel/auto-rotate.</text:p>
        </text:list-item>
        <text:list-item>
          <text:p text:style-name="P24"><text:span text:style-name="Strong_20_Emphasis">Vremenska zona</text:span>: backend interpretira <text:span text:style-name="Source_20_Text">start_ts/end_ts</text:span> kao lokalno (<text:span text:style-name="Source_20_Text">Europe/Belgrade</text:span>) pri validaciji i poređenju, ali ih čuva i vraća kao ISO sa offsetom (jasnoća u JSON-u).</text:p>
        </text:list-item>
        <text:list-item>
          <text:p text:style-name="P24"><text:span text:style-name="Strong_20_Emphasis">Bez slika u 1. iteraciji</text:span>: za prikaz fotografije možemo sada koristiti <text:span text:style-name="Source_20_Text">&lt;img src&gt;</text:span> u <text:span text:style-name="Source_20_Text">body</text:span>. Ako budemo hteli posebno polje (npr. <text:span text:style-name="Source_20_Text">image_url</text:span>) ili upload, to je kasniji upgrade (traži malu migraciju — sada je izbegavamo).</text:p>
        </text:list-item>
        <text:list-item>
          <text:p text:style-name="P24"><text:span text:style-name="Strong_20_Emphasis">Bez autentikacije u 1. krugu</text:span>: ako admin API držimo iza lokalne mreže dok razvijamo, OK je. Kasnije: JWT i osnovne uloge.</text:p>
        </text:list-item>
      </text:list>
      <text:h text:style-name="Heading_20_1" text:outline-level="1">Test scenariji (pre implementacije)</text:h>
      <text:list text:style-name="L21">
        <text:list-item>
          <text:p text:style-name="P25"><text:span text:style-name="Strong_20_Emphasis">Active filter</text:span>: jedna ACTIVE, jedna SCHEDULED, jedna EXPIRED → <text:span text:style-name="Source_20_Text">/active</text:span> vraća samo prvu.</text:p>
        </text:list-item>
        <text:list-item>
          <text:p text:style-name="P25"><text:span text:style-name="Strong_20_Emphasis">Granice vremena</text:span>: <text:span text:style-name="Source_20_Text">now == start_ts</text:span> → uključeno; <text:span text:style-name="Source_20_Text">now == end_ts</text:span> → isključeno.</text:p>
        </text:list-item>
        <text:list-item>
          <text:p text:style-name="P25"><text:soft-page-break/><text:span text:style-name="Strong_20_Emphasis">Prioritetno sortiranje</text:span>: URGENT ispred HIGH ispred NORMAL; unutar istog prioriteta po <text:span text:style-name="Source_20_Text">start_ts</text:span>.</text:p>
        </text:list-item>
        <text:list-item>
          <text:p text:style-name="P25"><text:span text:style-name="Strong_20_Emphasis">Toggle</text:span>: <text:span text:style-name="Source_20_Text">is_active=false</text:span> odmah uklanja iz <text:span text:style-name="Source_20_Text">/active</text:span>.</text:p>
        </text:list-item>
        <text:list-item>
          <text:p text:style-name="P25"><text:span text:style-name="Strong_20_Emphasis">Push</text:span>: <text:span text:style-name="Source_20_Text">:id/push</text:span> emituje događaj i front refetchuje <text:span text:style-name="Source_20_Text">/active</text:span>.</text:p>
        </text:list-item>
        <text:list-item>
          <text:p text:style-name="P25"><text:span text:style-name="Strong_20_Emphasis">Paginate i search (admin)</text:span>: <text:span text:style-name="Source_20_Text">q=учениц</text:span> i <text:span text:style-name="Source_20_Text">status=scheduled</text:span> vrati očekivane.</text:p>
        </text:list-item>
      </text:list>
      <text:h text:style-name="Heading_20_1" text:outline-level="1">Minimalni JSON ugovori (sažetak)</text:h>
      <text:p text:style-name="Text_20_body"><text:span text:style-name="Strong_20_Emphasis">Announcement (public shape)</text:span></text:p>
      <text:p text:style-name="P19"><text:span text:style-name="Source_20_Text">{ "id": 1, "title": "…", "body": "…", "priority": "HIGH", "start_ts": "…", "end_ts": "…" }</text:span></text:p>
      <text:p text:style-name="Text_20_body"><text:span text:style-name="Strong_20_Emphasis">List response</text:span></text:p>
      <text:p text:style-name="P19"><text:span text:style-name="Source_20_Text">{ "items": [/* announcements */], "now": "…" }</text:span></text:p>
      <text:p text:style-name="Text_20_body"><text:span text:style-name="Strong_20_Emphasis">Admin list (paginated)</text:span></text:p>
      <text:p text:style-name="P11"><text:span text:style-name="Source_20_Text">{</text:span></text:p>
      <text:p text:style-name="P12"><text:span text:style-name="Source_20_Text"><text:s text:c="2"/>"items": [/* full announcements */],</text:span></text:p>
      <text:p text:style-name="P12"><text:span text:style-name="Source_20_Text"><text:s text:c="2"/>"page": 1, "per_page": 20, "total": 57</text:span></text:p>
      <text:p text:style-name="P13"><text:span text:style-name="Source_20_Text">}</text:span></text:p>
      <text:p text:style-name="Horizontal_20_Line"/>
      <text:p text:style-name="Text_20_body">Ako ti sve ovo zvuči OK, sledeći korak je da zaključamo <text:span text:style-name="Strong_20_Emphasis">tačne nazive ruta</text:span> i <text:span text:style-name="Strong_20_Emphasis">query parametre</text:span> (npr. <text:span text:style-name="Source_20_Text">status</text:span>, <text:span text:style-name="Source_20_Text">sort</text:span>, <text:span text:style-name="Source_20_Text">page/per_page</text:span>) — i onda možemo da pređemo na implementaciju. Hoćeš li da zaključamo imenovanje (npr. <text:span text:style-name="Source_20_Text">status</text:span> vs <text:span text:style-name="Source_20_Text">state</text:span>, <text:span text:style-name="Source_20_Text">per_page</text:span> vs <text:span text:style-name="Source_20_Text">limit</text:span>), ili da ja predložim “final” naming pa idemo dalje?</text:p>
      <text:h text:style-name="Heading_20_5" text:outline-level="5">You said:</text:h>
      <text:p text:style-name="Text_20_body">Možemo dalje.</text:p>
      <text:h text:style-name="Heading_20_6" text:outline-level="6">ChatGPT said:</text:h>
      <text:p text:style-name="Text_20_body">Sjajno. Zaključajmo “final” specifikaciju za <text:span text:style-name="Strong_20_Emphasis">Announcements API</text:span> (bez koda), tako da sutra samo preslikamo ovo u kontroler/rute.</text:p>
      <text:h text:style-name="Heading_20_1" text:outline-level="1">1) Resurs i polja</text:h>
      <text:p text:style-name="Text_20_body"><text:span text:style-name="Source_20_Text">announcements</text:span> tabela već postoji i pokriva sve što nam treba:<text:line-break/><text:span text:style-name="Source_20_Text">id, title, body, priority (NORMAL|HIGH|URGENT), start_ts, end_ts, is_active</text:span><text:line-break/>Vremenska zona sistema je već pod kontrolom preko <text:span text:style-name="Source_20_Text">.env</text:span> (<text:span text:style-name="Source_20_Text">TZ=Europe/Belgrade</text:span>)</text:p>
      <text:h text:style-name="Heading_20_1" text:outline-level="1">2) Statusna pravila</text:h>
      <text:list text:style-name="L22">
        <text:list-item>
          <text:p text:style-name="P26">ACTIVE: <text:span text:style-name="Source_20_Text">is_active=1</text:span> i <text:span text:style-name="Source_20_Text">now ∈ [start_ts, end_ts)</text:span></text:p>
        </text:list-item>
        <text:list-item>
          <text:p text:style-name="P26"><text:soft-page-break/>SCHEDULED: <text:span text:style-name="Source_20_Text">is_active=1</text:span> i <text:span text:style-name="Source_20_Text">now &lt; start_ts</text:span></text:p>
        </text:list-item>
        <text:list-item>
          <text:p text:style-name="P26">EXPIRED: <text:span text:style-name="Source_20_Text">now ≥ end_ts</text:span> ili <text:span text:style-name="Source_20_Text">is_active=0</text:span><text:line-break/>(<text:span text:style-name="Source_20_Text">now</text:span> računamo u <text:span text:style-name="Source_20_Text">Europe/Belgrade</text:span>, što pokriva postojeća TZ podešavanja.)</text:p>
        </text:list-item>
      </text:list>
      <text:h text:style-name="Heading_20_1" text:outline-level="1">3) Rute i ugovori (final naming)</text:h>
      <text:h text:style-name="Heading_20_2" text:outline-level="2">Public (za oglasni monitor)</text:h>
      <text:p text:style-name="Text_20_body"><text:span text:style-name="Strong_20_Emphasis">GET </text:span><text:span text:style-name="Strong_20_Emphasis"><text:span text:style-name="Source_20_Text">/api/announcements/active</text:span></text:span><text:line-break/>Query:</text:p>
      <text:list text:style-name="L23">
        <text:list-item>
          <text:p text:style-name="P27"><text:span text:style-name="Source_20_Text">limit</text:span> (default 10, max 50)</text:p>
        </text:list-item>
        <text:list-item>
          <text:p text:style-name="P27"><text:span text:style-name="Source_20_Text">now</text:span> (opcionalno ISO, samo za test)</text:p>
        </text:list-item>
      </text:list>
      <text:p text:style-name="Text_20_body">Sort: <text:span text:style-name="Source_20_Text">priority</text:span> (URGENT &gt; HIGH &gt; NORMAL), pa <text:span text:style-name="Source_20_Text">start_ts</text:span> ASC.<text:line-break/>Response:</text:p>
      <text:p text:style-name="P11"><text:span text:style-name="Source_20_Text">{</text:span></text:p>
      <text:p text:style-name="P12"><text:span text:style-name="Source_20_Text"><text:s text:c="2"/>"items": [</text:span></text:p>
      <text:p text:style-name="P12"><text:span text:style-name="Source_20_Text"><text:s text:c="4"/>{ "id": 1, "title": "…", "body": "…", "priority": "HIGH", "start_ts": "…", "end_ts": "…" }</text:span></text:p>
      <text:p text:style-name="P12"><text:span text:style-name="Source_20_Text"><text:s text:c="2"/>],</text:span></text:p>
      <text:p text:style-name="P12"><text:span text:style-name="Source_20_Text"><text:s text:c="2"/>"now": "2025-08-21T16:10:00+02:00"</text:span></text:p>
      <text:p text:style-name="P13"><text:span text:style-name="Source_20_Text">}</text:span></text:p>
      <text:h text:style-name="Heading_20_2" text:outline-level="2">Admin (CRUD)</text:h>
      <text:p text:style-name="Text_20_body"><text:span text:style-name="Strong_20_Emphasis">GET </text:span><text:span text:style-name="Strong_20_Emphasis"><text:span text:style-name="Source_20_Text">/api/announcements</text:span></text:span><text:line-break/>Query (svi opcioni):</text:p>
      <text:list text:style-name="L24">
        <text:list-item>
          <text:p text:style-name="P28"><text:span text:style-name="Source_20_Text">status=active|scheduled|expired|all</text:span> (default <text:span text:style-name="Source_20_Text">all</text:span>)</text:p>
        </text:list-item>
        <text:list-item>
          <text:p text:style-name="P28"><text:span text:style-name="Source_20_Text">q</text:span> (pretraga po <text:span text:style-name="Source_20_Text">title</text:span>/<text:span text:style-name="Source_20_Text">body</text:span>)</text:p>
        </text:list-item>
        <text:list-item>
          <text:p text:style-name="P28"><text:span text:style-name="Source_20_Text">from</text:span>, <text:span text:style-name="Source_20_Text">to</text:span> (ISO — filter preseka sa intervalom <text:span text:style-name="Source_20_Text">[start_ts,end_ts)</text:span>)</text:p>
        </text:list-item>
        <text:list-item>
          <text:p text:style-name="P28"><text:span text:style-name="Source_20_Text">page</text:span> (default 1), <text:span text:style-name="Source_20_Text">per_page</text:span> (default 20, max 100)</text:p>
        </text:list-item>
        <text:list-item>
          <text:p text:style-name="P28"><text:span text:style-name="Source_20_Text">sort</text:span> (default <text:span text:style-name="Source_20_Text">-start_ts</text:span>; dozvoljeno: <text:span text:style-name="Source_20_Text">start_ts</text:span>, <text:span text:style-name="Source_20_Text">-start_ts</text:span>, <text:span text:style-name="Source_20_Text">priority</text:span>, <text:span text:style-name="Source_20_Text">-priority</text:span>)<text:line-break/>Response:</text:p>
        </text:list-item>
      </text:list>
      <text:p text:style-name="P11"><text:span text:style-name="Source_20_Text">{</text:span></text:p>
      <text:p text:style-name="P12"><text:span text:style-name="Source_20_Text"><text:s text:c="2"/>"items": [ { "id": 1, "title": "…", "body": "…", "priority": "NORMAL", "start_ts": "…", "end_ts": "…", "is_active": true } ],</text:span></text:p>
      <text:p text:style-name="P12"><text:span text:style-name="Source_20_Text"><text:s text:c="2"/>"page": 1, "per_page": 20, "total": 57</text:span></text:p>
      <text:p text:style-name="P13"><text:span text:style-name="Source_20_Text">}</text:span></text:p>
      <text:p text:style-name="Text_20_body"><text:span text:style-name="Strong_20_Emphasis">POST </text:span><text:span text:style-name="Strong_20_Emphasis"><text:span text:style-name="Source_20_Text">/api/announcements</text:span></text:span><text:line-break/>Body:</text:p>
      <text:p text:style-name="P11"><text:span text:style-name="Source_20_Text">{</text:span></text:p>
      <text:p text:style-name="P12"><text:soft-page-break/><text:span text:style-name="Source_20_Text"><text:s text:c="2"/>"title": "Ново обавештење",</text:span></text:p>
      <text:p text:style-name="P12"><text:span text:style-name="Source_20_Text"><text:s text:c="2"/>"body": "Текст…",</text:span></text:p>
      <text:p text:style-name="P12"><text:span text:style-name="Source_20_Text"><text:s text:c="2"/>"priority": "NORMAL",</text:span></text:p>
      <text:p text:style-name="P12"><text:span text:style-name="Source_20_Text"><text:s text:c="2"/>"start_ts": "2025-08-22T07:30:00+02:00",</text:span></text:p>
      <text:p text:style-name="P12"><text:span text:style-name="Source_20_Text"><text:s text:c="2"/>"end_ts": <text:s text:c="2"/>"2025-08-22T10:00:00+02:00",</text:span></text:p>
      <text:p text:style-name="P12"><text:span text:style-name="Source_20_Text"><text:s text:c="2"/>"is_active": true</text:span></text:p>
      <text:p text:style-name="P13"><text:span text:style-name="Source_20_Text">}</text:span></text:p>
      <text:p text:style-name="Text_20_body">Validacija:</text:p>
      <text:list text:style-name="L25">
        <text:list-item>
          <text:p text:style-name="P29"><text:span text:style-name="Source_20_Text">title</text:span> ≤ 200, <text:span text:style-name="Source_20_Text">body</text:span> ≤ 5000 (sanitizacija), <text:span text:style-name="Source_20_Text">priority ∈ {NORMAL,HIGH,URGENT}</text:span></text:p>
        </text:list-item>
        <text:list-item>
          <text:p text:style-name="P29"><text:span text:style-name="Source_20_Text">start_ts &lt; end_ts</text:span> (oba obavezna)<text:line-break/>Response: <text:span text:style-name="Source_20_Text">{ "id": &lt;newId&gt; }</text:span></text:p>
        </text:list-item>
      </text:list>
      <text:p text:style-name="Text_20_body"><text:span text:style-name="Strong_20_Emphasis">PUT </text:span><text:span text:style-name="Strong_20_Emphasis"><text:span text:style-name="Source_20_Text">/api/announcements/:id</text:span></text:span></text:p>
      <text:list text:style-name="L26">
        <text:list-item>
          <text:p text:style-name="P30">Isti oblik, sva polja opcionalna (partial update dozvoljen preko PUT).</text:p>
        </text:list-item>
        <text:list-item>
          <text:p text:style-name="P30">Response: <text:span text:style-name="Source_20_Text">{ "changed": &lt;int&gt; }</text:span></text:p>
        </text:list-item>
      </text:list>
      <text:p text:style-name="Text_20_body"><text:span text:style-name="Strong_20_Emphasis">PATCH </text:span><text:span text:style-name="Strong_20_Emphasis"><text:span text:style-name="Source_20_Text">/api/announcements/:id/toggle</text:span></text:span></text:p>
      <text:list text:style-name="L27">
        <text:list-item>
          <text:p text:style-name="P31">Body: <text:span text:style-name="Source_20_Text">{ "is_active": false }</text:span></text:p>
        </text:list-item>
        <text:list-item>
          <text:p text:style-name="P31">Response: <text:span text:style-name="Source_20_Text">{ "changed": 1 }</text:span></text:p>
        </text:list-item>
      </text:list>
      <text:p text:style-name="Text_20_body"><text:span text:style-name="Strong_20_Emphasis">DELETE </text:span><text:span text:style-name="Strong_20_Emphasis"><text:span text:style-name="Source_20_Text">/api/announcements/:id</text:span></text:span></text:p>
      <text:list text:style-name="L28">
        <text:list-item>
          <text:p text:style-name="P32">Tvrdo brisanje. Response: <text:span text:style-name="Source_20_Text">{ "deleted": 1 }</text:span></text:p>
        </text:list-item>
      </text:list>
      <text:h text:style-name="Heading_20_2" text:outline-level="2">Force push</text:h>
      <text:p text:style-name="Text_20_body"><text:span text:style-name="Strong_20_Emphasis">POST </text:span><text:span text:style-name="Strong_20_Emphasis"><text:span text:style-name="Source_20_Text">/api/announcements/:id/push</text:span></text:span></text:p>
      <text:list text:style-name="L29">
        <text:list-item>
          <text:p text:style-name="P33">Ne menja zapis, emituje event (vidi dole).</text:p>
        </text:list-item>
        <text:list-item>
          <text:p text:style-name="P33">Response: <text:span text:style-name="Source_20_Text">{ "ok": true }</text:span></text:p>
        </text:list-item>
      </text:list>
      <text:h text:style-name="Heading_20_1" text:outline-level="1">4) Real‑time (socket.io)</text:h>
      <text:p text:style-name="Text_20_body">Već imamo inicijalizovan socket server .<text:line-break/>Eventi:</text:p>
      <text:list text:style-name="L30">
        <text:list-item>
          <text:p text:style-name="P34"><text:span text:style-name="Source_20_Text">announcement:created</text:span> (payload: ceo rekord ili bar <text:span text:style-name="Source_20_Text">id</text:span>)</text:p>
        </text:list-item>
        <text:list-item>
          <text:p text:style-name="P34"><text:span text:style-name="Source_20_Text">announcement:updated</text:span> (<text:span text:style-name="Source_20_Text">{ id, changedFields }</text:span>)</text:p>
        </text:list-item>
        <text:list-item>
          <text:p text:style-name="P34"><text:span text:style-name="Source_20_Text">announcement:deleted</text:span> (<text:span text:style-name="Source_20_Text">{ id }</text:span>)</text:p>
        </text:list-item>
        <text:list-item>
          <text:p text:style-name="P34"><text:span text:style-name="Source_20_Text">announcement:push</text:span> (ceo rekord ili <text:span text:style-name="Source_20_Text">id</text:span> — klijent radi refetch <text:span text:style-name="Source_20_Text">/active</text:span>)</text:p>
        </text:list-item>
      </text:list>
      <text:p text:style-name="Text_20_body">Emitovati posle POST/PUT/PATCH/DELETE i posle <text:span text:style-name="Source_20_Text">:id/push</text:span>.<text:line-break/>Opcionalno: “re-scan” aktivnih na svakih 60s i emitovati ako se set promeni (kasnije).</text:p>
      <text:h text:style-name="Heading_20_1" text:outline-level="1"><text:soft-page-break/>5) Bezbednost &amp; ograničenja</text:h>
      <text:list text:style-name="L31">
        <text:list-item>
          <text:p text:style-name="P35"><text:span text:style-name="Strong_20_Emphasis">1. iteracija bez auth‑a</text:span> (lokalna mreža). Kasnije: JWT i role <text:span text:style-name="Source_20_Text">ADMIN</text:span>.</text:p>
        </text:list-item>
        <text:list-item>
          <text:p text:style-name="P35">Rate‑limit na public ruti <text:span text:style-name="Source_20_Text">/active</text:span> (npr. 60 req/min/IP).</text:p>
        </text:list-item>
        <text:list-item>
          <text:p text:style-name="P35">Body sanitizacija (XSS) za <text:span text:style-name="Source_20_Text">body</text:span> polje.</text:p>
        </text:list-item>
        <text:list-item>
          <text:p text:style-name="P35">Maks. veličina JSON payload‑a već limitirana na 1MB u appu .</text:p>
        </text:list-item>
      </text:list>
      <text:h text:style-name="Heading_20_1" text:outline-level="1">6) Acceptance testovi (pre implementacije)</text:h>
      <text:list text:style-name="L32">
        <text:list-item>
          <text:p text:style-name="P36">ACTIVE/SCHEDULED/EXPIRED filteri rade tačno na granicama (<text:span text:style-name="Source_20_Text">now == start_ts</text:span> uključeno, <text:span text:style-name="Source_20_Text">now == end_ts</text:span> isključeno).</text:p>
        </text:list-item>
        <text:list-item>
          <text:p text:style-name="P36">Prioritetno sortiranje i <text:span text:style-name="Source_20_Text">limit</text:span>.</text:p>
        </text:list-item>
        <text:list-item>
          <text:p text:style-name="P36"><text:span text:style-name="Source_20_Text">q</text:span> pretraga nalazi po <text:span text:style-name="Source_20_Text">title</text:span> i <text:span text:style-name="Source_20_Text">body</text:span>.</text:p>
        </text:list-item>
        <text:list-item>
          <text:p text:style-name="P36"><text:span text:style-name="Source_20_Text">toggle</text:span> odmah menja rezultat <text:span text:style-name="Source_20_Text">/active</text:span>.</text:p>
        </text:list-item>
        <text:list-item>
          <text:p text:style-name="P36"><text:span text:style-name="Source_20_Text">:id/push</text:span> šalje event i klijent refetchuje <text:span text:style-name="Source_20_Text">/active</text:span>.</text:p>
        </text:list-item>
        <text:list-item>
          <text:p text:style-name="P36">Paginacija (<text:span text:style-name="Source_20_Text">page</text:span>, <text:span text:style-name="Source_20_Text">per_page</text:span>) i <text:span text:style-name="Source_20_Text">total</text:span>.</text:p>
        </text:list-item>
      </text:list>
      <text:h text:style-name="Heading_20_1" text:outline-level="1">7) Šta povezujemo sutra uz implementaciju</text:h>
      <text:list text:style-name="L33">
        <text:list-item>
          <text:p text:style-name="P37">Dodati ruter <text:span text:style-name="Source_20_Text">announcementsRouter</text:span> i zakačiti ga u <text:span text:style-name="Source_20_Text">registerRoutes</text:span> (analogno postojećim bell/day‑schedule rutama) .</text:p>
        </text:list-item>
        <text:list-item>
          <text:p text:style-name="P37">Emitovanje socket događaja (imamo <text:span text:style-name="Source_20_Text">io</text:span> iz <text:span text:style-name="Source_20_Text">initSocket</text:span>) .</text:p>
        </text:list-item>
        <text:list-item>
          <text:p text:style-name="P37">Korišćenje <text:span text:style-name="Source_20_Text">TZ</text:span> iz configa pri računanjima vremena (oslanjamo se na postojeću TZ postavku) .</text:p>
        </text:list-item>
      </text:list>
      <text:p text:style-name="Text_20_body">Ako je ovo OK, sledeće je: pre implementacije napišem ti <text:span text:style-name="Strong_20_Emphasis">test plan u cURL‑u</text:span> (par scenarija za svaku rutu) i mini “seed” set aktivnih/zakazanih obaveštenja da odmah vidiš <text:span text:style-name="Source_20_Text">/active</text:span> i socket push u akciji. Hoće?</text:p>
      <text:h text:style-name="Heading_20_5" text:outline-level="5">You said:</text:h>
      <text:p text:style-name="Text_20_body">Zašto kažeš "sutra"? Ne možemo sad?</text:p>
      <text:h text:style-name="Heading_20_6" text:outline-level="6">ChatGPT said:</text:h>
      <text:p text:style-name="Text_20_body">Razumem 🙂 — naravno da možemo odmah, nisam mislio da te kočim.</text:p>
      <text:p text:style-name="Text_20_body">Imamo već sve pripremljeno u bazi (<text:span text:style-name="Source_20_Text">announcements</text:span> tabela postoji), a struktura projekta već sadrži module za kontrolere (<text:span text:style-name="Source_20_Text">bell.controller.js</text:span>, <text:span text:style-name="Source_20_Text">daySchedule.controller.js</text:span>) i registraciju ruta u <text:span text:style-name="Source_20_Text">routes.js</text:span>.</text:p>
      <text:p text:style-name="Text_20_body">👉 Sledeći korak je:</text:p>
      <text:list text:style-name="L34">
        <text:list-item>
          <text:p text:style-name="P38"><text:soft-page-break/>Napravimo novi fajl <text:span text:style-name="Source_20_Text">announcements.controller.js</text:span> u <text:span text:style-name="Source_20_Text">src/modules/announcements/</text:span>.</text:p>
        </text:list-item>
        <text:list-item>
          <text:p text:style-name="P38">Tu napišemo Express router sa CRUD rutama (kao što smo definisali: <text:span text:style-name="Source_20_Text">/api/announcements</text:span>, <text:span text:style-name="Source_20_Text">/api/announcements/active</text:span>, <text:span text:style-name="Source_20_Text">/api/announcements/:id</text:span>, …).</text:p>
        </text:list-item>
        <text:list-item>
          <text:p text:style-name="P38">U <text:span text:style-name="Source_20_Text">routes.js</text:span> dodamo:</text:p>
          <text:p text:style-name="P39"><text:span text:style-name="Source_20_Text">import { announcementsRouter } from './modules/announcements/announcements.controller.js';</text:span></text:p>
          <text:p text:style-name="P40"><text:span text:style-name="Source_20_Text">api.use('/announcements', announcementsRouter(db, io));</text:span></text:p>
        </text:list-item>
        <text:list-item>
          <text:p text:style-name="P38">U kontroleru koristimo <text:span text:style-name="Source_20_Text">db.all</text:span>, <text:span text:style-name="Source_20_Text">db.get</text:span>, <text:span text:style-name="Source_20_Text">db.run</text:span> (isti pattern kao u bellTemplates).</text:p>
        </text:list-item>
        <text:list-item>
          <text:p text:style-name="P38">Kada dodamo/izmenimo/obrišemo, možemo da emituјемо događaje preko <text:span text:style-name="Source_20_Text">io.emit('announcement:…', payload)</text:span> (socket.io je već uključen).</text:p>
        </text:list-item>
      </text:list>
      <text:p text:style-name="Text_20_body">Ako hoćeš, mogu ti sada napisati kompletan <text:span text:style-name="Source_20_Text">announcements.controller.js</text:span> kod spreman za copy-paste u projekat. Hoćeš odmah kod ili da krenemo prvo postepeno (npr. samo <text:span text:style-name="Source_20_Text">GET /active</text:span> pa test, pa ostalo)?</text:p>
      <text:h text:style-name="Heading_20_5" text:outline-level="5">You said:</text:h>
      <text:p text:style-name="Text_20_body">Može.</text:p>
      <text:h text:style-name="Heading_20_6" text:outline-level="6">ChatGPT said:</text:h>
      <text:p text:style-name="Text_20_body">Naravno — evo gotovog kontrolera za <text:span text:style-name="Strong_20_Emphasis">Announcements</text:span> + izmena <text:span text:style-name="Source_20_Text">routes.js</text:span>. Sve je u skladu sa postojećom strukturom projekta (Express router pattern i socket.io koji već imamo) . Tabela <text:span text:style-name="Source_20_Text">announcements</text:span> već postoji, pa nije potrebna migracija .</text:p>
      <text:h text:style-name="Heading_20_3" text:outline-level="3">1) <text:span text:style-name="Source_20_Text">src/modules/announcements/announcements.controller.js</text:span></text:h>
      <text:p text:style-name="P11"><text:span text:style-name="Source_20_Text">/**</text:span></text:p>
      <text:p text:style-name="P12"><text:span text:style-name="Source_20_Text"><text:s/>* File: announcements.controller.js</text:span></text:p>
      <text:p text:style-name="P12"><text:span text:style-name="Source_20_Text"><text:s/>* Path: /src/modules/announcements</text:span></text:p>
      <text:p text:style-name="P12"><text:span text:style-name="Source_20_Text"><text:s/>* Author: Saša Kojadinović</text:span></text:p>
      <text:p text:style-name="P12"><text:span text:style-name="Source_20_Text"><text:s/>*/</text:span></text:p>
      <text:p text:style-name="P12"/>
      <text:p text:style-name="P12"><text:span text:style-name="Source_20_Text">import express from "express";</text:span></text:p>
      <text:p text:style-name="P12"><text:span text:style-name="Source_20_Text">import { DateTime } from "luxon";</text:span></text:p>
      <text:p text:style-name="P12"><text:span text:style-name="Source_20_Text">import { nowTZ } from "../../utils/time.js"; // koristi postojeći TZ (Europe/Belgrade)</text:span></text:p>
      <text:p text:style-name="P12"/>
      <text:p text:style-name="P12"><text:span text:style-name="Source_20_Text">/** Priority helper */</text:span></text:p>
      <text:p text:style-name="P12"><text:span text:style-name="Source_20_Text">const PRIORITY_ORDER_DESC_SQL = `</text:span></text:p>
      <text:p text:style-name="P12"><text:span text:style-name="Source_20_Text"><text:s text:c="2"/>CASE priority</text:span></text:p>
      <text:p text:style-name="P12"><text:span text:style-name="Source_20_Text"><text:s text:c="4"/>WHEN 'URGENT' THEN 3</text:span></text:p>
      <text:p text:style-name="P12"><text:span text:style-name="Source_20_Text"><text:s text:c="4"/>WHEN 'HIGH' <text:s text:c="2"/>THEN 2</text:span></text:p>
      <text:p text:style-name="P12"><text:span text:style-name="Source_20_Text"><text:s text:c="4"/>ELSE 1</text:span></text:p>
      <text:p text:style-name="P12"><text:span text:style-name="Source_20_Text"><text:s text:c="2"/>END</text:span></text:p>
      <text:p text:style-name="P12"><text:span text:style-name="Source_20_Text">`;</text:span></text:p>
      <text:p text:style-name="P12"/>
      <text:p text:style-name="P12"><text:span text:style-name="Source_20_Text">/** Bezbedan parse ISO: vraća DateTime ili null */</text:span></text:p>
      <text:p text:style-name="P12"><text:span text:style-name="Source_20_Text">function parseISO(val, tz) {</text:span></text:p>
      <text:p text:style-name="P12"><text:span text:style-name="Source_20_Text"><text:s text:c="2"/>if (!val) return null;</text:span></text:p>
      <text:p text:style-name="P12"><text:span text:style-name="Source_20_Text"><text:s text:c="2"/>const dt = DateTime.fromISO(String(val), { setZone: true });</text:span></text:p>
      <text:p text:style-name="P12"><text:span text:style-name="Source_20_Text"><text:s text:c="2"/>if (!dt.isValid) return null;</text:span></text:p>
      <text:p text:style-name="P12"><text:soft-page-break/><text:span text:style-name="Source_20_Text"><text:s text:c="2"/>return dt.setZone(tz || "Europe/Belgrade");</text:span></text:p>
      <text:p text:style-name="P12"><text:span text:style-name="Source_20_Text">}</text:span></text:p>
      <text:p text:style-name="P12"/>
      <text:p text:style-name="P12"><text:span text:style-name="Source_20_Text">/** Sanitizacija body polja (minimalna; može se zameniti bibliotekama) */</text:span></text:p>
      <text:p text:style-name="P12"><text:span text:style-name="Source_20_Text">function sanitizeBody(body) {</text:span></text:p>
      <text:p text:style-name="P12"><text:span text:style-name="Source_20_Text"><text:s text:c="2"/>if (typeof body !== "string") return body;</text:span></text:p>
      <text:p text:style-name="P12"><text:span text:style-name="Source_20_Text"><text:s text:c="2"/>// ukloni &lt;script&gt;…&lt;/script&gt; i on* atribute</text:span></text:p>
      <text:p text:style-name="P12"><text:span text:style-name="Source_20_Text"><text:s text:c="2"/>return body</text:span></text:p>
      <text:p text:style-name="P12"><text:span text:style-name="Source_20_Text"><text:s text:c="4"/>.replace(/&lt;script[\s\S]*?&gt;[\s\S]*?&lt;\/script&gt;/gi, "")</text:span></text:p>
      <text:p text:style-name="P12"><text:span text:style-name="Source_20_Text"><text:s text:c="4"/>.replace(/\son\w+="[^"]*"/gi, "");</text:span></text:p>
      <text:p text:style-name="P12"><text:span text:style-name="Source_20_Text">}</text:span></text:p>
      <text:p text:style-name="P12"/>
      <text:p text:style-name="P12"><text:span text:style-name="Source_20_Text">export function announcementsRouter(db, io) {</text:span></text:p>
      <text:p text:style-name="P12"><text:span text:style-name="Source_20_Text"><text:s text:c="2"/>const router = express.Router();</text:span></text:p>
      <text:p text:style-name="P12"/>
      <text:p text:style-name="P12"><text:span text:style-name="Source_20_Text"><text:s text:c="2"/>/**</text:span></text:p>
      <text:p text:style-name="P12"><text:span text:style-name="Source_20_Text"><text:s text:c="3"/>* GET /api/announcements/active</text:span></text:p>
      <text:p text:style-name="P12"><text:span text:style-name="Source_20_Text"><text:s text:c="3"/>* Query: limit (default 10, max 50), now (ISO, optional za test)</text:span></text:p>
      <text:p text:style-name="P12"><text:span text:style-name="Source_20_Text"><text:s text:c="3"/>*/</text:span></text:p>
      <text:p text:style-name="P12"><text:span text:style-name="Source_20_Text"><text:s text:c="2"/>router.get("/active", async (req, res) =&gt; {</text:span></text:p>
      <text:p text:style-name="P12"><text:span text:style-name="Source_20_Text"><text:s text:c="4"/>try {</text:span></text:p>
      <text:p text:style-name="P12"><text:span text:style-name="Source_20_Text"><text:s text:c="6"/>const limit = Math.max(1, Math.min(50, Number(req.query.limit) || 10));</text:span></text:p>
      <text:p text:style-name="P12"><text:span text:style-name="Source_20_Text"><text:s text:c="6"/>const tzNow =</text:span></text:p>
      <text:p text:style-name="P12"><text:span text:style-name="Source_20_Text"><text:s text:c="8"/>parseISO(req.query.now, process.env.TZ) ||</text:span></text:p>
      <text:p text:style-name="P12"><text:span text:style-name="Source_20_Text"><text:s text:c="8"/>nowTZ(process.env.TZ || "Europe/Belgrade");</text:span></text:p>
      <text:p text:style-name="P12"><text:span text:style-name="Source_20_Text"><text:s text:c="6"/>const nowIso = tzNow.toISO();</text:span></text:p>
      <text:p text:style-name="P12"/>
      <text:p text:style-name="P12"><text:span text:style-name="Source_20_Text"><text:s text:c="6"/>// ACTIVE: is_active=1 i now ∈ [start_ts, end_ts)</text:span></text:p>
      <text:p text:style-name="P12"><text:span text:style-name="Source_20_Text"><text:s text:c="6"/>// Sort: priority desc (po mapi), pa start_ts asc</text:span></text:p>
      <text:p text:style-name="P12"><text:span text:style-name="Source_20_Text"><text:s text:c="6"/>const rows = await db.all(</text:span></text:p>
      <text:p text:style-name="P12"><text:span text:style-name="Source_20_Text"><text:s text:c="8"/>`</text:span></text:p>
      <text:p text:style-name="P12"><text:span text:style-name="Source_20_Text"><text:s text:c="8"/>SELECT id, title, body, priority, start_ts, end_ts</text:span></text:p>
      <text:p text:style-name="P12"><text:span text:style-name="Source_20_Text"><text:s text:c="8"/>FROM announcements</text:span></text:p>
      <text:p text:style-name="P12"><text:span text:style-name="Source_20_Text"><text:s text:c="8"/>WHERE is_active=1</text:span></text:p>
      <text:p text:style-name="P12"><text:span text:style-name="Source_20_Text"><text:s text:c="10"/>AND start_ts IS NOT NULL</text:span></text:p>
      <text:p text:style-name="P12"><text:span text:style-name="Source_20_Text"><text:s text:c="10"/>AND end_ts <text:s text:c="2"/>IS NOT NULL</text:span></text:p>
      <text:p text:style-name="P12"><text:span text:style-name="Source_20_Text"><text:s text:c="10"/>AND datetime(?)</text:span></text:p>
      <text:p text:style-name="P12"><text:span text:style-name="Source_20_Text"><text:s text:c="14"/>&gt;= datetime(start_ts)</text:span></text:p>
      <text:p text:style-name="P12"><text:span text:style-name="Source_20_Text"><text:s text:c="10"/>AND datetime(?)</text:span></text:p>
      <text:p text:style-name="P12"><text:span text:style-name="Source_20_Text"><text:s text:c="14"/>&lt; <text:s/>datetime(end_ts)</text:span></text:p>
      <text:p text:style-name="P12"><text:span text:style-name="Source_20_Text"><text:s text:c="8"/>ORDER BY ${PRIORITY_ORDER_DESC_SQL} DESC, datetime(start_ts) ASC</text:span></text:p>
      <text:p text:style-name="P12"><text:span text:style-name="Source_20_Text"><text:s text:c="8"/>LIMIT ?</text:span></text:p>
      <text:p text:style-name="P12"><text:span text:style-name="Source_20_Text"><text:s text:c="8"/>`,</text:span></text:p>
      <text:p text:style-name="P12"><text:span text:style-name="Source_20_Text"><text:s text:c="8"/>[nowIso, nowIso, limit]</text:span></text:p>
      <text:p text:style-name="P12"><text:span text:style-name="Source_20_Text"><text:s text:c="6"/>);</text:span></text:p>
      <text:p text:style-name="P12"/>
      <text:p text:style-name="P12"><text:span text:style-name="Source_20_Text"><text:s text:c="6"/>res.json({</text:span></text:p>
      <text:p text:style-name="P12"><text:span text:style-name="Source_20_Text"><text:s text:c="8"/>items: rows.map((r) =&gt; ({</text:span></text:p>
      <text:p text:style-name="P12"><text:span text:style-name="Source_20_Text"><text:s text:c="10"/>id: r.id,</text:span></text:p>
      <text:p text:style-name="P12"><text:span text:style-name="Source_20_Text"><text:s text:c="10"/>title: r.title,</text:span></text:p>
      <text:p text:style-name="P12"><text:span text:style-name="Source_20_Text"><text:s text:c="10"/>body: r.body,</text:span></text:p>
      <text:p text:style-name="P12"><text:span text:style-name="Source_20_Text"><text:s text:c="10"/>priority: r.priority || "NORMAL",</text:span></text:p>
      <text:p text:style-name="P12"><text:span text:style-name="Source_20_Text"><text:s text:c="10"/>start_ts: r.start_ts,</text:span></text:p>
      <text:p text:style-name="P12"><text:span text:style-name="Source_20_Text"><text:s text:c="10"/>end_ts: r.end_ts,</text:span></text:p>
      <text:p text:style-name="P12"><text:span text:style-name="Source_20_Text"><text:s text:c="8"/>})),</text:span></text:p>
      <text:p text:style-name="P12"><text:span text:style-name="Source_20_Text"><text:s text:c="8"/>now: tzNow.toISO(),</text:span></text:p>
      <text:p text:style-name="P12"><text:span text:style-name="Source_20_Text"><text:s text:c="6"/>});</text:span></text:p>
      <text:p text:style-name="P12"><text:span text:style-name="Source_20_Text"><text:s text:c="4"/>} catch (e) {</text:span></text:p>
      <text:p text:style-name="P12"><text:span text:style-name="Source_20_Text"><text:s text:c="6"/>res.status(500).json({ message: "Greška servera", error: String(e) });</text:span></text:p>
      <text:p text:style-name="P12"><text:span text:style-name="Source_20_Text"><text:s text:c="4"/>}</text:span></text:p>
      <text:p text:style-name="P12"><text:span text:style-name="Source_20_Text"><text:s text:c="2"/>});</text:span></text:p>
      <text:p text:style-name="P12"/>
      <text:p text:style-name="P12"><text:span text:style-name="Source_20_Text"><text:s text:c="2"/>/**</text:span></text:p>
      <text:p text:style-name="P12"><text:span text:style-name="Source_20_Text"><text:s text:c="3"/>* GET /api/announcements</text:span></text:p>
      <text:p text:style-name="P12"><text:soft-page-break/><text:span text:style-name="Source_20_Text"><text:s text:c="3"/>* Admin lista sa filterima i paginacijom</text:span></text:p>
      <text:p text:style-name="P12"><text:span text:style-name="Source_20_Text"><text:s text:c="3"/>* Query:</text:span></text:p>
      <text:p text:style-name="P12"><text:span text:style-name="Source_20_Text"><text:s text:c="3"/>* <text:s/>- status=active|scheduled|expired|all (default all)</text:span></text:p>
      <text:p text:style-name="P12"><text:span text:style-name="Source_20_Text"><text:s text:c="3"/>* <text:s/>- q (title/body LIKE)</text:span></text:p>
      <text:p text:style-name="P12"><text:span text:style-name="Source_20_Text"><text:s text:c="3"/>* <text:s/>- from, to (ISO) — preseci sa [start_ts, end_ts)</text:span></text:p>
      <text:p text:style-name="P12"><text:span text:style-name="Source_20_Text"><text:s text:c="3"/>* <text:s/>- page (default 1), per_page (default 20, max 100)</text:span></text:p>
      <text:p text:style-name="P12"><text:span text:style-name="Source_20_Text"><text:s text:c="3"/>* <text:s/>- sort (default -start_ts; dozvoljeno: start_ts, -start_ts, priority, -priority)</text:span></text:p>
      <text:p text:style-name="P12"><text:span text:style-name="Source_20_Text"><text:s text:c="3"/>*/</text:span></text:p>
      <text:p text:style-name="P12"><text:span text:style-name="Source_20_Text"><text:s text:c="2"/>router.get("/", async (req, res) =&gt; {</text:span></text:p>
      <text:p text:style-name="P12"><text:span text:style-name="Source_20_Text"><text:s text:c="4"/>try {</text:span></text:p>
      <text:p text:style-name="P12"><text:span text:style-name="Source_20_Text"><text:s text:c="6"/>const status = String(req.query.status || "all").toLowerCase();</text:span></text:p>
      <text:p text:style-name="P12"><text:span text:style-name="Source_20_Text"><text:s text:c="6"/>const q = (req.query.q || "").trim();</text:span></text:p>
      <text:p text:style-name="P12"><text:span text:style-name="Source_20_Text"><text:s text:c="6"/>const tz = process.env.TZ || "Europe/Belgrade";</text:span></text:p>
      <text:p text:style-name="P12"><text:span text:style-name="Source_20_Text"><text:s text:c="6"/>const from = parseISO(req.query.from, tz);</text:span></text:p>
      <text:p text:style-name="P12"><text:span text:style-name="Source_20_Text"><text:s text:c="6"/>const to = parseISO(req.query.to, tz);</text:span></text:p>
      <text:p text:style-name="P12"/>
      <text:p text:style-name="P12"><text:span text:style-name="Source_20_Text"><text:s text:c="6"/>const page = Math.max(1, Number(req.query.page) || 1);</text:span></text:p>
      <text:p text:style-name="P12"><text:span text:style-name="Source_20_Text"><text:s text:c="6"/>const perPage = Math.max(1, Math.min(100, Number(req.query.per_page) || 20));</text:span></text:p>
      <text:p text:style-name="P12"><text:span text:style-name="Source_20_Text"><text:s text:c="6"/>const offset = (page - 1) * perPage;</text:span></text:p>
      <text:p text:style-name="P12"/>
      <text:p text:style-name="P12"><text:span text:style-name="Source_20_Text"><text:s text:c="6"/>const sort = String(req.query.sort || "-start_ts");</text:span></text:p>
      <text:p text:style-name="P12"><text:span text:style-name="Source_20_Text"><text:s text:c="6"/>let orderBy = "datetime(start_ts) DESC";</text:span></text:p>
      <text:p text:style-name="P12"><text:span text:style-name="Source_20_Text"><text:s text:c="6"/>if (sort === "start_ts") orderBy = "datetime(start_ts) ASC";</text:span></text:p>
      <text:p text:style-name="P12"><text:span text:style-name="Source_20_Text"><text:s text:c="6"/>else if (sort === "-start_ts") orderBy = "datetime(start_ts) DESC";</text:span></text:p>
      <text:p text:style-name="P12"><text:span text:style-name="Source_20_Text"><text:s text:c="6"/>else if (sort === "priority") orderBy = `${PRIORITY_ORDER_DESC_SQL} ASC`;</text:span></text:p>
      <text:p text:style-name="P12"><text:span text:style-name="Source_20_Text"><text:s text:c="6"/>else if (sort === "-priority") orderBy = `${PRIORITY_ORDER_DESC_SQL} DESC`;</text:span></text:p>
      <text:p text:style-name="P12"/>
      <text:p text:style-name="P12"><text:span text:style-name="Source_20_Text"><text:s text:c="6"/>// bazni WHERE i params</text:span></text:p>
      <text:p text:style-name="P12"><text:span text:style-name="Source_20_Text"><text:s text:c="6"/>const where = [];</text:span></text:p>
      <text:p text:style-name="P12"><text:span text:style-name="Source_20_Text"><text:s text:c="6"/>const params = [];</text:span></text:p>
      <text:p text:style-name="P12"/>
      <text:p text:style-name="P12"><text:span text:style-name="Source_20_Text"><text:s text:c="6"/>// status filter</text:span></text:p>
      <text:p text:style-name="P12"><text:span text:style-name="Source_20_Text"><text:s text:c="6"/>const now = nowTZ(tz).toISO();</text:span></text:p>
      <text:p text:style-name="P12"><text:span text:style-name="Source_20_Text"><text:s text:c="6"/>if (status === "active") {</text:span></text:p>
      <text:p text:style-name="P12"><text:span text:style-name="Source_20_Text"><text:s text:c="8"/>where.push(</text:span></text:p>
      <text:p text:style-name="P12"><text:span text:style-name="Source_20_Text"><text:s text:c="10"/>"is_active=1 AND start_ts IS NOT NULL AND end_ts IS NOT NULL AND datetime(?)&gt;=datetime(start_ts) AND datetime(?)&lt;datetime(end_ts)"</text:span></text:p>
      <text:p text:style-name="P12"><text:span text:style-name="Source_20_Text"><text:s text:c="8"/>);</text:span></text:p>
      <text:p text:style-name="P12"><text:span text:style-name="Source_20_Text"><text:s text:c="8"/>params.push(now, now);</text:span></text:p>
      <text:p text:style-name="P12"><text:span text:style-name="Source_20_Text"><text:s text:c="6"/>} else if (status === "scheduled") {</text:span></text:p>
      <text:p text:style-name="P12"><text:span text:style-name="Source_20_Text"><text:s text:c="8"/>where.push(</text:span></text:p>
      <text:p text:style-name="P12"><text:span text:style-name="Source_20_Text"><text:s text:c="10"/>"is_active=1 AND start_ts IS NOT NULL AND datetime(start_ts)&gt;datetime(?)"</text:span></text:p>
      <text:p text:style-name="P12"><text:span text:style-name="Source_20_Text"><text:s text:c="8"/>);</text:span></text:p>
      <text:p text:style-name="P12"><text:span text:style-name="Source_20_Text"><text:s text:c="8"/>params.push(now);</text:span></text:p>
      <text:p text:style-name="P12"><text:span text:style-name="Source_20_Text"><text:s text:c="6"/>} else if (status === "expired") {</text:span></text:p>
      <text:p text:style-name="P12"><text:span text:style-name="Source_20_Text"><text:s text:c="8"/>where.push(</text:span></text:p>
      <text:p text:style-name="P12"><text:span text:style-name="Source_20_Text"><text:s text:c="10"/>"is_active=0 OR (end_ts IS NOT NULL AND datetime(end_ts)&lt;=datetime(?))"</text:span></text:p>
      <text:p text:style-name="P12"><text:span text:style-name="Source_20_Text"><text:s text:c="8"/>);</text:span></text:p>
      <text:p text:style-name="P12"><text:span text:style-name="Source_20_Text"><text:s text:c="8"/>params.push(now);</text:span></text:p>
      <text:p text:style-name="P12"><text:span text:style-name="Source_20_Text"><text:s text:c="6"/>}</text:span></text:p>
      <text:p text:style-name="P12"/>
      <text:p text:style-name="P12"><text:span text:style-name="Source_20_Text"><text:s text:c="6"/>// q filter</text:span></text:p>
      <text:p text:style-name="P12"><text:span text:style-name="Source_20_Text"><text:s text:c="6"/>if (q) {</text:span></text:p>
      <text:p text:style-name="P12"><text:span text:style-name="Source_20_Text"><text:s text:c="8"/>where.push("(title LIKE ? OR body LIKE ?)");</text:span></text:p>
      <text:p text:style-name="P12"><text:span text:style-name="Source_20_Text"><text:s text:c="8"/>params.push(`%${q}%`, `%${q}%`);</text:span></text:p>
      <text:p text:style-name="P12"><text:span text:style-name="Source_20_Text"><text:s text:c="6"/>}</text:span></text:p>
      <text:p text:style-name="P12"/>
      <text:p text:style-name="P12"><text:span text:style-name="Source_20_Text"><text:s text:c="6"/>// from/to preseci sa intervalom (start_ts/end_ts)</text:span></text:p>
      <text:p text:style-name="P12"><text:span text:style-name="Source_20_Text"><text:s text:c="6"/>if (from) {</text:span></text:p>
      <text:p text:style-name="P12"><text:soft-page-break/><text:span text:style-name="Source_20_Text"><text:s text:c="8"/>where.push(</text:span></text:p>
      <text:p text:style-name="P12"><text:span text:style-name="Source_20_Text"><text:s text:c="10"/>// intervali seku ako end_ts &gt; from</text:span></text:p>
      <text:p text:style-name="P12"><text:span text:style-name="Source_20_Text"><text:s text:c="10"/>"(end_ts IS NULL OR datetime(end_ts) &gt; datetime(?))"</text:span></text:p>
      <text:p text:style-name="P12"><text:span text:style-name="Source_20_Text"><text:s text:c="8"/>);</text:span></text:p>
      <text:p text:style-name="P12"><text:span text:style-name="Source_20_Text"><text:s text:c="8"/>params.push(from.toISO());</text:span></text:p>
      <text:p text:style-name="P12"><text:span text:style-name="Source_20_Text"><text:s text:c="6"/>}</text:span></text:p>
      <text:p text:style-name="P12"><text:span text:style-name="Source_20_Text"><text:s text:c="6"/>if (to) {</text:span></text:p>
      <text:p text:style-name="P12"><text:span text:style-name="Source_20_Text"><text:s text:c="8"/>where.push(</text:span></text:p>
      <text:p text:style-name="P12"><text:span text:style-name="Source_20_Text"><text:s text:c="10"/>// intervali seku ako start_ts &lt; to</text:span></text:p>
      <text:p text:style-name="P12"><text:span text:style-name="Source_20_Text"><text:s text:c="10"/>"(start_ts IS NULL OR datetime(start_ts) &lt; datetime(?))"</text:span></text:p>
      <text:p text:style-name="P12"><text:span text:style-name="Source_20_Text"><text:s text:c="8"/>);</text:span></text:p>
      <text:p text:style-name="P12"><text:span text:style-name="Source_20_Text"><text:s text:c="8"/>params.push(to.toISO());</text:span></text:p>
      <text:p text:style-name="P12"><text:span text:style-name="Source_20_Text"><text:s text:c="6"/>}</text:span></text:p>
      <text:p text:style-name="P12"/>
      <text:p text:style-name="P12"><text:span text:style-name="Source_20_Text"><text:s text:c="6"/>const whereSql = where.length ? `WHERE ${where.join(" AND ")}` : "";</text:span></text:p>
      <text:p text:style-name="P12"/>
      <text:p text:style-name="P12"><text:span text:style-name="Source_20_Text"><text:s text:c="6"/>const totalRow = await db.get(</text:span></text:p>
      <text:p text:style-name="P12"><text:span text:style-name="Source_20_Text"><text:s text:c="8"/>`SELECT COUNT(*) as cnt FROM announcements ${whereSql}`,</text:span></text:p>
      <text:p text:style-name="P12"><text:span text:style-name="Source_20_Text"><text:s text:c="8"/>params</text:span></text:p>
      <text:p text:style-name="P12"><text:span text:style-name="Source_20_Text"><text:s text:c="6"/>);</text:span></text:p>
      <text:p text:style-name="P12"><text:span text:style-name="Source_20_Text"><text:s text:c="6"/>const total = totalRow?.cnt || 0;</text:span></text:p>
      <text:p text:style-name="P12"/>
      <text:p text:style-name="P12"><text:span text:style-name="Source_20_Text"><text:s text:c="6"/>const rows = await db.all(</text:span></text:p>
      <text:p text:style-name="P12"><text:span text:style-name="Source_20_Text"><text:s text:c="8"/>`</text:span></text:p>
      <text:p text:style-name="P12"><text:span text:style-name="Source_20_Text"><text:s text:c="8"/>SELECT id, title, body, priority, start_ts, end_ts, is_active</text:span></text:p>
      <text:p text:style-name="P12"><text:span text:style-name="Source_20_Text"><text:s text:c="8"/>FROM announcements</text:span></text:p>
      <text:p text:style-name="P12"><text:span text:style-name="Source_20_Text"><text:s text:c="8"/>${whereSql}</text:span></text:p>
      <text:p text:style-name="P12"><text:span text:style-name="Source_20_Text"><text:s text:c="8"/>ORDER BY ${orderBy}</text:span></text:p>
      <text:p text:style-name="P12"><text:span text:style-name="Source_20_Text"><text:s text:c="8"/>LIMIT ? OFFSET ?</text:span></text:p>
      <text:p text:style-name="P12"><text:span text:style-name="Source_20_Text"><text:s text:c="8"/>`,</text:span></text:p>
      <text:p text:style-name="P12"><text:span text:style-name="Source_20_Text"><text:s text:c="8"/>[...params, perPage, offset]</text:span></text:p>
      <text:p text:style-name="P12"><text:span text:style-name="Source_20_Text"><text:s text:c="6"/>);</text:span></text:p>
      <text:p text:style-name="P12"/>
      <text:p text:style-name="P12"><text:span text:style-name="Source_20_Text"><text:s text:c="6"/>res.json({</text:span></text:p>
      <text:p text:style-name="P12"><text:span text:style-name="Source_20_Text"><text:s text:c="8"/>items: rows.map((r) =&gt; ({</text:span></text:p>
      <text:p text:style-name="P12"><text:span text:style-name="Source_20_Text"><text:s text:c="10"/>id: r.id,</text:span></text:p>
      <text:p text:style-name="P12"><text:span text:style-name="Source_20_Text"><text:s text:c="10"/>title: r.title,</text:span></text:p>
      <text:p text:style-name="P12"><text:span text:style-name="Source_20_Text"><text:s text:c="10"/>body: r.body,</text:span></text:p>
      <text:p text:style-name="P12"><text:span text:style-name="Source_20_Text"><text:s text:c="10"/>priority: r.priority || "NORMAL",</text:span></text:p>
      <text:p text:style-name="P12"><text:span text:style-name="Source_20_Text"><text:s text:c="10"/>start_ts: r.start_ts,</text:span></text:p>
      <text:p text:style-name="P12"><text:span text:style-name="Source_20_Text"><text:s text:c="10"/>end_ts: r.end_ts,</text:span></text:p>
      <text:p text:style-name="P12"><text:span text:style-name="Source_20_Text"><text:s text:c="10"/>is_active: !!r.is_active,</text:span></text:p>
      <text:p text:style-name="P12"><text:span text:style-name="Source_20_Text"><text:s text:c="8"/>})),</text:span></text:p>
      <text:p text:style-name="P12"><text:span text:style-name="Source_20_Text"><text:s text:c="8"/>page,</text:span></text:p>
      <text:p text:style-name="P12"><text:span text:style-name="Source_20_Text"><text:s text:c="8"/>per_page: perPage,</text:span></text:p>
      <text:p text:style-name="P12"><text:span text:style-name="Source_20_Text"><text:s text:c="8"/>total,</text:span></text:p>
      <text:p text:style-name="P12"><text:span text:style-name="Source_20_Text"><text:s text:c="6"/>});</text:span></text:p>
      <text:p text:style-name="P12"><text:span text:style-name="Source_20_Text"><text:s text:c="4"/>} catch (e) {</text:span></text:p>
      <text:p text:style-name="P12"><text:span text:style-name="Source_20_Text"><text:s text:c="6"/>res.status(500).json({ message: "Greška servera", error: String(e) });</text:span></text:p>
      <text:p text:style-name="P12"><text:span text:style-name="Source_20_Text"><text:s text:c="4"/>}</text:span></text:p>
      <text:p text:style-name="P12"><text:span text:style-name="Source_20_Text"><text:s text:c="2"/>});</text:span></text:p>
      <text:p text:style-name="P12"/>
      <text:p text:style-name="P12"><text:span text:style-name="Source_20_Text"><text:s text:c="2"/>/**</text:span></text:p>
      <text:p text:style-name="P12"><text:span text:style-name="Source_20_Text"><text:s text:c="3"/>* POST /api/announcements</text:span></text:p>
      <text:p text:style-name="P12"><text:span text:style-name="Source_20_Text"><text:s text:c="3"/>*/</text:span></text:p>
      <text:p text:style-name="P12"><text:span text:style-name="Source_20_Text"><text:s text:c="2"/>router.post("/", async (req, res) =&gt; {</text:span></text:p>
      <text:p text:style-name="P12"><text:span text:style-name="Source_20_Text"><text:s text:c="4"/>try {</text:span></text:p>
      <text:p text:style-name="P12"><text:span text:style-name="Source_20_Text"><text:s text:c="6"/>const { title, body, priority = "NORMAL", start_ts, end_ts, is_active = true } =</text:span></text:p>
      <text:p text:style-name="P12"><text:span text:style-name="Source_20_Text"><text:s text:c="8"/>req.body || {};</text:span></text:p>
      <text:p text:style-name="P12"/>
      <text:p text:style-name="P12"><text:span text:style-name="Source_20_Text"><text:s text:c="6"/>if (!title || !start_ts || !end_ts) {</text:span></text:p>
      <text:p text:style-name="P12"><text:span text:style-name="Source_20_Text"><text:s text:c="8"/>return res.status(400).json({ message: "title, start_ts i end_ts su obavezni" });</text:span></text:p>
      <text:p text:style-name="P12"><text:soft-page-break/><text:span text:style-name="Source_20_Text"><text:s text:c="6"/>}</text:span></text:p>
      <text:p text:style-name="P12"><text:span text:style-name="Source_20_Text"><text:s text:c="6"/>if (String(title).length &gt; 200) {</text:span></text:p>
      <text:p text:style-name="P12"><text:span text:style-name="Source_20_Text"><text:s text:c="8"/>return res.status(400).json({ message: "title je predugačak" });</text:span></text:p>
      <text:p text:style-name="P12"><text:span text:style-name="Source_20_Text"><text:s text:c="6"/>}</text:span></text:p>
      <text:p text:style-name="P12"><text:span text:style-name="Source_20_Text"><text:s text:c="6"/>if (body &amp;&amp; String(body).length &gt; 5000) {</text:span></text:p>
      <text:p text:style-name="P12"><text:span text:style-name="Source_20_Text"><text:s text:c="8"/>return res.status(400).json({ message: "body je predugačak" });</text:span></text:p>
      <text:p text:style-name="P12"><text:span text:style-name="Source_20_Text"><text:s text:c="6"/>}</text:span></text:p>
      <text:p text:style-name="P12"><text:span text:style-name="Source_20_Text"><text:s text:c="6"/>if (!["NORMAL", "HIGH", "URGENT"].includes(priority)) {</text:span></text:p>
      <text:p text:style-name="P12"><text:span text:style-name="Source_20_Text"><text:s text:c="8"/>return res.status(400).json({ message: "priority nije validan" });</text:span></text:p>
      <text:p text:style-name="P12"><text:span text:style-name="Source_20_Text"><text:s text:c="6"/>}</text:span></text:p>
      <text:p text:style-name="P12"/>
      <text:p text:style-name="P12"><text:span text:style-name="Source_20_Text"><text:s text:c="6"/>const tz = process.env.TZ || "Europe/Belgrade";</text:span></text:p>
      <text:p text:style-name="P12"><text:span text:style-name="Source_20_Text"><text:s text:c="6"/>const s = parseISO(start_ts, tz);</text:span></text:p>
      <text:p text:style-name="P12"><text:span text:style-name="Source_20_Text"><text:s text:c="6"/>const e = parseISO(end_ts, tz);</text:span></text:p>
      <text:p text:style-name="P12"><text:span text:style-name="Source_20_Text"><text:s text:c="6"/>if (!s?.isValid || !e?.isValid) {</text:span></text:p>
      <text:p text:style-name="P12"><text:span text:style-name="Source_20_Text"><text:s text:c="8"/>return res.status(400).json({ message: "start_ts/end_ts nisu validni ISO datumi" });</text:span></text:p>
      <text:p text:style-name="P12"><text:span text:style-name="Source_20_Text"><text:s text:c="6"/>}</text:span></text:p>
      <text:p text:style-name="P12"><text:span text:style-name="Source_20_Text"><text:s text:c="6"/>if (e &lt;= s) {</text:span></text:p>
      <text:p text:style-name="P12"><text:span text:style-name="Source_20_Text"><text:s text:c="8"/>return res.status(400).json({ message: "end_ts mora biti posle start_ts" });</text:span></text:p>
      <text:p text:style-name="P12"><text:span text:style-name="Source_20_Text"><text:s text:c="6"/>}</text:span></text:p>
      <text:p text:style-name="P12"/>
      <text:p text:style-name="P12"><text:span text:style-name="Source_20_Text"><text:s text:c="6"/>const cleanBody = sanitizeBody(body || "");</text:span></text:p>
      <text:p text:style-name="P12"/>
      <text:p text:style-name="P12"><text:span text:style-name="Source_20_Text"><text:s text:c="6"/>const r = await db.run(</text:span></text:p>
      <text:p text:style-name="P12"><text:span text:style-name="Source_20_Text"><text:s text:c="8"/>`</text:span></text:p>
      <text:p text:style-name="P12"><text:span text:style-name="Source_20_Text"><text:s text:c="8"/>INSERT INTO announcements (title, body, priority, start_ts, end_ts, is_active)</text:span></text:p>
      <text:p text:style-name="P12"><text:span text:style-name="Source_20_Text"><text:s text:c="8"/>VALUES (?, ?, ?, ?, ?, ?)</text:span></text:p>
      <text:p text:style-name="P12"><text:span text:style-name="Source_20_Text"><text:s text:c="8"/>`,</text:span></text:p>
      <text:p text:style-name="P12"><text:span text:style-name="Source_20_Text"><text:s text:c="8"/>[title, cleanBody, priority, s.toISO(), e.toISO(), is_active ? 1 : 0]</text:span></text:p>
      <text:p text:style-name="P12"><text:span text:style-name="Source_20_Text"><text:s text:c="6"/>);</text:span></text:p>
      <text:p text:style-name="P12"/>
      <text:p text:style-name="P12"><text:span text:style-name="Source_20_Text"><text:s text:c="6"/>const inserted = {</text:span></text:p>
      <text:p text:style-name="P12"><text:span text:style-name="Source_20_Text"><text:s text:c="8"/>id: r.lastID,</text:span></text:p>
      <text:p text:style-name="P12"><text:span text:style-name="Source_20_Text"><text:s text:c="8"/>title,</text:span></text:p>
      <text:p text:style-name="P12"><text:span text:style-name="Source_20_Text"><text:s text:c="8"/>body: cleanBody,</text:span></text:p>
      <text:p text:style-name="P12"><text:span text:style-name="Source_20_Text"><text:s text:c="8"/>priority,</text:span></text:p>
      <text:p text:style-name="P12"><text:span text:style-name="Source_20_Text"><text:s text:c="8"/>start_ts: s.toISO(),</text:span></text:p>
      <text:p text:style-name="P12"><text:span text:style-name="Source_20_Text"><text:s text:c="8"/>end_ts: e.toISO(),</text:span></text:p>
      <text:p text:style-name="P12"><text:span text:style-name="Source_20_Text"><text:s text:c="8"/>is_active: !!is_active,</text:span></text:p>
      <text:p text:style-name="P12"><text:span text:style-name="Source_20_Text"><text:s text:c="6"/>};</text:span></text:p>
      <text:p text:style-name="P12"/>
      <text:p text:style-name="P12"><text:span text:style-name="Source_20_Text"><text:s text:c="6"/>io.emit("announcement:created", inserted);</text:span></text:p>
      <text:p text:style-name="P12"><text:span text:style-name="Source_20_Text"><text:s text:c="6"/>res.json({ id: r.lastID });</text:span></text:p>
      <text:p text:style-name="P12"><text:span text:style-name="Source_20_Text"><text:s text:c="4"/>} catch (e) {</text:span></text:p>
      <text:p text:style-name="P12"><text:span text:style-name="Source_20_Text"><text:s text:c="6"/>res.status(500).json({ message: "Greška servera", error: String(e) });</text:span></text:p>
      <text:p text:style-name="P12"><text:span text:style-name="Source_20_Text"><text:s text:c="4"/>}</text:span></text:p>
      <text:p text:style-name="P12"><text:span text:style-name="Source_20_Text"><text:s text:c="2"/>});</text:span></text:p>
      <text:p text:style-name="P12"/>
      <text:p text:style-name="P12"><text:span text:style-name="Source_20_Text"><text:s text:c="2"/>/**</text:span></text:p>
      <text:p text:style-name="P12"><text:span text:style-name="Source_20_Text"><text:s text:c="3"/>* PUT /api/announcements/:id</text:span></text:p>
      <text:p text:style-name="P12"><text:span text:style-name="Source_20_Text"><text:s text:c="3"/>* Partial update dozvoljen (sva polja opcionalna)</text:span></text:p>
      <text:p text:style-name="P12"><text:span text:style-name="Source_20_Text"><text:s text:c="3"/>*/</text:span></text:p>
      <text:p text:style-name="P12"><text:span text:style-name="Source_20_Text"><text:s text:c="2"/>router.put("/:id", async (req, res) =&gt; {</text:span></text:p>
      <text:p text:style-name="P12"><text:span text:style-name="Source_20_Text"><text:s text:c="4"/>try {</text:span></text:p>
      <text:p text:style-name="P12"><text:span text:style-name="Source_20_Text"><text:s text:c="6"/>const id = Number(req.params.id);</text:span></text:p>
      <text:p text:style-name="P12"><text:span text:style-name="Source_20_Text"><text:s text:c="6"/>if (!id) return res.status(400).json({ message: "Neispravan id" });</text:span></text:p>
      <text:p text:style-name="P12"/>
      <text:p text:style-name="P12"><text:span text:style-name="Source_20_Text"><text:s text:c="6"/>const allowed = ["title", "body", "priority", "start_ts", "end_ts", "is_active"];</text:span></text:p>
      <text:p text:style-name="P12"><text:span text:style-name="Source_20_Text"><text:s text:c="6"/>const payload = {};</text:span></text:p>
      <text:p text:style-name="P12"><text:span text:style-name="Source_20_Text"><text:s text:c="6"/>for (const k of allowed) {</text:span></text:p>
      <text:p text:style-name="P12"><text:soft-page-break/><text:span text:style-name="Source_20_Text"><text:s text:c="8"/>if (k in req.body) payload[k] = req.body[k];</text:span></text:p>
      <text:p text:style-name="P12"><text:span text:style-name="Source_20_Text"><text:s text:c="6"/>}</text:span></text:p>
      <text:p text:style-name="P12"><text:span text:style-name="Source_20_Text"><text:s text:c="6"/>if (!Object.keys(payload).length) {</text:span></text:p>
      <text:p text:style-name="P12"><text:span text:style-name="Source_20_Text"><text:s text:c="8"/>return res.json({ changed: 0 });</text:span></text:p>
      <text:p text:style-name="P12"><text:span text:style-name="Source_20_Text"><text:s text:c="6"/>}</text:span></text:p>
      <text:p text:style-name="P12"/>
      <text:p text:style-name="P12"><text:span text:style-name="Source_20_Text"><text:s text:c="6"/>// Validacije</text:span></text:p>
      <text:p text:style-name="P12"><text:span text:style-name="Source_20_Text"><text:s text:c="6"/>if (payload.title &amp;&amp; String(payload.title).length &gt; 200) {</text:span></text:p>
      <text:p text:style-name="P12"><text:span text:style-name="Source_20_Text"><text:s text:c="8"/>return res.status(400).json({ message: "title je predugačak" });</text:span></text:p>
      <text:p text:style-name="P12"><text:span text:style-name="Source_20_Text"><text:s text:c="6"/>}</text:span></text:p>
      <text:p text:style-name="P12"><text:span text:style-name="Source_20_Text"><text:s text:c="6"/>if (payload.body &amp;&amp; String(payload.body).length &gt; 5000) {</text:span></text:p>
      <text:p text:style-name="P12"><text:span text:style-name="Source_20_Text"><text:s text:c="8"/>return res.status(400).json({ message: "body je predugačak" });</text:span></text:p>
      <text:p text:style-name="P12"><text:span text:style-name="Source_20_Text"><text:s text:c="6"/>}</text:span></text:p>
      <text:p text:style-name="P12"><text:span text:style-name="Source_20_Text"><text:s text:c="6"/>if (payload.priority &amp;&amp; !["NORMAL", "HIGH", "URGENT"].includes(payload.priority)) {</text:span></text:p>
      <text:p text:style-name="P12"><text:span text:style-name="Source_20_Text"><text:s text:c="8"/>return res.status(400).json({ message: "priority nije validan" });</text:span></text:p>
      <text:p text:style-name="P12"><text:span text:style-name="Source_20_Text"><text:s text:c="6"/>}</text:span></text:p>
      <text:p text:style-name="P12"/>
      <text:p text:style-name="P12"><text:span text:style-name="Source_20_Text"><text:s text:c="6"/>const tz = process.env.TZ || "Europe/Belgrade";</text:span></text:p>
      <text:p text:style-name="P12"><text:span text:style-name="Source_20_Text"><text:s text:c="6"/>if (payload.start_ts) {</text:span></text:p>
      <text:p text:style-name="P12"><text:span text:style-name="Source_20_Text"><text:s text:c="8"/>const s = parseISO(payload.start_ts, tz);</text:span></text:p>
      <text:p text:style-name="P12"><text:span text:style-name="Source_20_Text"><text:s text:c="8"/>if (!s?.isValid) return res.status(400).json({ message: "start_ts nije validan ISO" });</text:span></text:p>
      <text:p text:style-name="P12"><text:span text:style-name="Source_20_Text"><text:s text:c="8"/>payload.start_ts = s.toISO();</text:span></text:p>
      <text:p text:style-name="P12"><text:span text:style-name="Source_20_Text"><text:s text:c="6"/>}</text:span></text:p>
      <text:p text:style-name="P12"><text:span text:style-name="Source_20_Text"><text:s text:c="6"/>if (payload.end_ts) {</text:span></text:p>
      <text:p text:style-name="P12"><text:span text:style-name="Source_20_Text"><text:s text:c="8"/>const e = parseISO(payload.end_ts, tz);</text:span></text:p>
      <text:p text:style-name="P12"><text:span text:style-name="Source_20_Text"><text:s text:c="8"/>if (!e?.isValid) return res.status(400).json({ message: "end_ts nije validan ISO" });</text:span></text:p>
      <text:p text:style-name="P12"><text:span text:style-name="Source_20_Text"><text:s text:c="8"/>payload.end_ts = e.toISO();</text:span></text:p>
      <text:p text:style-name="P12"><text:span text:style-name="Source_20_Text"><text:s text:c="6"/>}</text:span></text:p>
      <text:p text:style-name="P12"><text:span text:style-name="Source_20_Text"><text:s text:c="6"/>if (payload.start_ts &amp;&amp; payload.end_ts) {</text:span></text:p>
      <text:p text:style-name="P12"><text:span text:style-name="Source_20_Text"><text:s text:c="8"/>if (DateTime.fromISO(payload.end_ts) &lt;= DateTime.fromISO(payload.start_ts)) {</text:span></text:p>
      <text:p text:style-name="P12"><text:span text:style-name="Source_20_Text"><text:s text:c="10"/>return res.status(400).json({ message: "end_ts mora biti posle start_ts" });</text:span></text:p>
      <text:p text:style-name="P12"><text:span text:style-name="Source_20_Text"><text:s text:c="8"/>}</text:span></text:p>
      <text:p text:style-name="P12"><text:span text:style-name="Source_20_Text"><text:s text:c="6"/>}</text:span></text:p>
      <text:p text:style-name="P12"><text:span text:style-name="Source_20_Text"><text:s text:c="6"/>if (payload.body) payload.body = sanitizeBody(payload.body);</text:span></text:p>
      <text:p text:style-name="P12"/>
      <text:p text:style-name="P12"><text:span text:style-name="Source_20_Text"><text:s text:c="6"/>// Dinamički UPDATE</text:span></text:p>
      <text:p text:style-name="P12"><text:span text:style-name="Source_20_Text"><text:s text:c="6"/>const fields = [];</text:span></text:p>
      <text:p text:style-name="P12"><text:span text:style-name="Source_20_Text"><text:s text:c="6"/>const values = [];</text:span></text:p>
      <text:p text:style-name="P12"><text:span text:style-name="Source_20_Text"><text:s text:c="6"/>for (const [k, v] of Object.entries(payload)) {</text:span></text:p>
      <text:p text:style-name="P12"><text:span text:style-name="Source_20_Text"><text:s text:c="8"/>fields.push(`${k}=?`);</text:span></text:p>
      <text:p text:style-name="P12"><text:span text:style-name="Source_20_Text"><text:s text:c="8"/>if (k === "is_active") values.push(v ? 1 : 0);</text:span></text:p>
      <text:p text:style-name="P12"><text:span text:style-name="Source_20_Text"><text:s text:c="8"/>else values.push(v);</text:span></text:p>
      <text:p text:style-name="P12"><text:span text:style-name="Source_20_Text"><text:s text:c="6"/>}</text:span></text:p>
      <text:p text:style-name="P12"><text:span text:style-name="Source_20_Text"><text:s text:c="6"/>values.push(id);</text:span></text:p>
      <text:p text:style-name="P12"/>
      <text:p text:style-name="P12"><text:span text:style-name="Source_20_Text"><text:s text:c="6"/>const r = await db.run(</text:span></text:p>
      <text:p text:style-name="P12"><text:span text:style-name="Source_20_Text"><text:s text:c="8"/>`UPDATE announcements SET ${fields.join(", ")} WHERE id=?`,</text:span></text:p>
      <text:p text:style-name="P12"><text:span text:style-name="Source_20_Text"><text:s text:c="8"/>values</text:span></text:p>
      <text:p text:style-name="P12"><text:span text:style-name="Source_20_Text"><text:s text:c="6"/>);</text:span></text:p>
      <text:p text:style-name="P12"/>
      <text:p text:style-name="P12"><text:span text:style-name="Source_20_Text"><text:s text:c="6"/>if (r.changes) {</text:span></text:p>
      <text:p text:style-name="P12"><text:span text:style-name="Source_20_Text"><text:s text:c="8"/>io.emit("announcement:updated", { id, changedFields: Object.keys(payload) });</text:span></text:p>
      <text:p text:style-name="P12"><text:span text:style-name="Source_20_Text"><text:s text:c="6"/>}</text:span></text:p>
      <text:p text:style-name="P12"/>
      <text:p text:style-name="P12"><text:span text:style-name="Source_20_Text"><text:s text:c="6"/>res.json({ changed: r.changes || 0 });</text:span></text:p>
      <text:p text:style-name="P12"><text:span text:style-name="Source_20_Text"><text:s text:c="4"/>} catch (e) {</text:span></text:p>
      <text:p text:style-name="P12"><text:span text:style-name="Source_20_Text"><text:s text:c="6"/>res.status(500).json({ message: "Greška servera", error: String(e) });</text:span></text:p>
      <text:p text:style-name="P12"><text:span text:style-name="Source_20_Text"><text:s text:c="4"/>}</text:span></text:p>
      <text:p text:style-name="P12"><text:soft-page-break/><text:span text:style-name="Source_20_Text"><text:s text:c="2"/>});</text:span></text:p>
      <text:p text:style-name="P12"/>
      <text:p text:style-name="P12"><text:span text:style-name="Source_20_Text"><text:s text:c="2"/>/**</text:span></text:p>
      <text:p text:style-name="P12"><text:span text:style-name="Source_20_Text"><text:s text:c="3"/>* PATCH /api/announcements/:id/toggle</text:span></text:p>
      <text:p text:style-name="P12"><text:span text:style-name="Source_20_Text"><text:s text:c="3"/>*/</text:span></text:p>
      <text:p text:style-name="P12"><text:span text:style-name="Source_20_Text"><text:s text:c="2"/>router.patch("/:id/toggle", async (req, res) =&gt; {</text:span></text:p>
      <text:p text:style-name="P12"><text:span text:style-name="Source_20_Text"><text:s text:c="4"/>try {</text:span></text:p>
      <text:p text:style-name="P12"><text:span text:style-name="Source_20_Text"><text:s text:c="6"/>const id = Number(req.params.id);</text:span></text:p>
      <text:p text:style-name="P12"><text:span text:style-name="Source_20_Text"><text:s text:c="6"/>if (!id) return res.status(400).json({ message: "Neispravan id" });</text:span></text:p>
      <text:p text:style-name="P12"/>
      <text:p text:style-name="P12"><text:span text:style-name="Source_20_Text"><text:s text:c="6"/>const isActive = !!req.body?.is_active;</text:span></text:p>
      <text:p text:style-name="P12"><text:span text:style-name="Source_20_Text"><text:s text:c="6"/>const r = await db.run(`UPDATE announcements SET is_active=? WHERE id=?`, [</text:span></text:p>
      <text:p text:style-name="P12"><text:span text:style-name="Source_20_Text"><text:s text:c="8"/>isActive ? 1 : 0,</text:span></text:p>
      <text:p text:style-name="P12"><text:span text:style-name="Source_20_Text"><text:s text:c="8"/>id,</text:span></text:p>
      <text:p text:style-name="P12"><text:span text:style-name="Source_20_Text"><text:s text:c="6"/>]);</text:span></text:p>
      <text:p text:style-name="P12"/>
      <text:p text:style-name="P12"><text:span text:style-name="Source_20_Text"><text:s text:c="6"/>if (r.changes) {</text:span></text:p>
      <text:p text:style-name="P12"><text:span text:style-name="Source_20_Text"><text:s text:c="8"/>io.emit("announcement:updated", { id, changedFields: ["is_active"] });</text:span></text:p>
      <text:p text:style-name="P12"><text:span text:style-name="Source_20_Text"><text:s text:c="6"/>}</text:span></text:p>
      <text:p text:style-name="P12"><text:span text:style-name="Source_20_Text"><text:s text:c="6"/>res.json({ changed: r.changes || 0 });</text:span></text:p>
      <text:p text:style-name="P12"><text:span text:style-name="Source_20_Text"><text:s text:c="4"/>} catch (e) {</text:span></text:p>
      <text:p text:style-name="P12"><text:span text:style-name="Source_20_Text"><text:s text:c="6"/>res.status(500).json({ message: "Greška servera", error: String(e) });</text:span></text:p>
      <text:p text:style-name="P12"><text:span text:style-name="Source_20_Text"><text:s text:c="4"/>}</text:span></text:p>
      <text:p text:style-name="P12"><text:span text:style-name="Source_20_Text"><text:s text:c="2"/>});</text:span></text:p>
      <text:p text:style-name="P12"/>
      <text:p text:style-name="P12"><text:span text:style-name="Source_20_Text"><text:s text:c="2"/>/**</text:span></text:p>
      <text:p text:style-name="P12"><text:span text:style-name="Source_20_Text"><text:s text:c="3"/>* DELETE /api/announcements/:id</text:span></text:p>
      <text:p text:style-name="P12"><text:span text:style-name="Source_20_Text"><text:s text:c="3"/>*/</text:span></text:p>
      <text:p text:style-name="P12"><text:span text:style-name="Source_20_Text"><text:s text:c="2"/>router.delete("/:id", async (req, res) =&gt; {</text:span></text:p>
      <text:p text:style-name="P12"><text:span text:style-name="Source_20_Text"><text:s text:c="4"/>try {</text:span></text:p>
      <text:p text:style-name="P12"><text:span text:style-name="Source_20_Text"><text:s text:c="6"/>const id = Number(req.params.id);</text:span></text:p>
      <text:p text:style-name="P12"><text:span text:style-name="Source_20_Text"><text:s text:c="6"/>if (!id) return res.status(400).json({ message: "Neispravan id" });</text:span></text:p>
      <text:p text:style-name="P12"><text:span text:style-name="Source_20_Text"><text:s text:c="6"/>const r = await db.run(`DELETE FROM announcements WHERE id=?`, [id]);</text:span></text:p>
      <text:p text:style-name="P12"><text:span text:style-name="Source_20_Text"><text:s text:c="6"/>if (r.changes) io.emit("announcement:deleted", { id });</text:span></text:p>
      <text:p text:style-name="P12"><text:span text:style-name="Source_20_Text"><text:s text:c="6"/>res.json({ deleted: r.changes || 0 });</text:span></text:p>
      <text:p text:style-name="P12"><text:span text:style-name="Source_20_Text"><text:s text:c="4"/>} catch (e) {</text:span></text:p>
      <text:p text:style-name="P12"><text:span text:style-name="Source_20_Text"><text:s text:c="6"/>res.status(500).json({ message: "Greška servera", error: String(e) });</text:span></text:p>
      <text:p text:style-name="P12"><text:span text:style-name="Source_20_Text"><text:s text:c="4"/>}</text:span></text:p>
      <text:p text:style-name="P12"><text:span text:style-name="Source_20_Text"><text:s text:c="2"/>});</text:span></text:p>
      <text:p text:style-name="P12"/>
      <text:p text:style-name="P12"><text:span text:style-name="Source_20_Text"><text:s text:c="2"/>/**</text:span></text:p>
      <text:p text:style-name="P12"><text:span text:style-name="Source_20_Text"><text:s text:c="3"/>* POST /api/announcements/:id/push</text:span></text:p>
      <text:p text:style-name="P12"><text:span text:style-name="Source_20_Text"><text:s text:c="3"/>* Emituje push event; ne menja zapis u bazi</text:span></text:p>
      <text:p text:style-name="P12"><text:span text:style-name="Source_20_Text"><text:s text:c="3"/>*/</text:span></text:p>
      <text:p text:style-name="P12"><text:span text:style-name="Source_20_Text"><text:s text:c="2"/>router.post("/:id/push", async (req, res) =&gt; {</text:span></text:p>
      <text:p text:style-name="P12"><text:span text:style-name="Source_20_Text"><text:s text:c="4"/>try {</text:span></text:p>
      <text:p text:style-name="P12"><text:span text:style-name="Source_20_Text"><text:s text:c="6"/>const id = Number(req.params.id);</text:span></text:p>
      <text:p text:style-name="P12"><text:span text:style-name="Source_20_Text"><text:s text:c="6"/>if (!id) return res.status(400).json({ message: "Neispravan id" });</text:span></text:p>
      <text:p text:style-name="P12"><text:span text:style-name="Source_20_Text"><text:s text:c="6"/>const row = await db.get(</text:span></text:p>
      <text:p text:style-name="P12"><text:span text:style-name="Source_20_Text"><text:s text:c="8"/>`SELECT id, title, body, priority, start_ts, end_ts, is_active FROM announcements WHERE id=?`,</text:span></text:p>
      <text:p text:style-name="P12"><text:span text:style-name="Source_20_Text"><text:s text:c="8"/>[id]</text:span></text:p>
      <text:p text:style-name="P12"><text:span text:style-name="Source_20_Text"><text:s text:c="6"/>);</text:span></text:p>
      <text:p text:style-name="P12"><text:span text:style-name="Source_20_Text"><text:s text:c="6"/>if (!row) return res.status(404).json({ message: "Nije pronađeno" });</text:span></text:p>
      <text:p text:style-name="P12"><text:span text:style-name="Source_20_Text"><text:s text:c="6"/>io.emit("announcement:push", row);</text:span></text:p>
      <text:p text:style-name="P12"><text:span text:style-name="Source_20_Text"><text:s text:c="6"/>res.json({ ok: true });</text:span></text:p>
      <text:p text:style-name="P12"><text:span text:style-name="Source_20_Text"><text:s text:c="4"/>} catch (e) {</text:span></text:p>
      <text:p text:style-name="P12"><text:span text:style-name="Source_20_Text"><text:s text:c="6"/>res.status(500).json({ message: "Greška servera", error: String(e) });</text:span></text:p>
      <text:p text:style-name="P12"><text:span text:style-name="Source_20_Text"><text:s text:c="4"/>}</text:span></text:p>
      <text:p text:style-name="P12"><text:span text:style-name="Source_20_Text"><text:s text:c="2"/>});</text:span></text:p>
      <text:p text:style-name="P12"/>
      <text:p text:style-name="P12"><text:span text:style-name="Source_20_Text"><text:s text:c="2"/>return router;</text:span></text:p>
      <text:p text:style-name="P13"><text:span text:style-name="Source_20_Text">}</text:span></text:p>
      <text:h text:style-name="Heading_20_3" text:outline-level="3"><text:soft-page-break/>2) Dodaj u <text:span text:style-name="Source_20_Text">src/routes.js</text:span></text:h>
      <text:p text:style-name="Text_20_body">Ubaci import i registraciju rutе (po uzoru na ostale) :</text:p>
      <text:p text:style-name="P11"><text:span text:style-name="Source_20_Text">/**</text:span></text:p>
      <text:p text:style-name="P12"><text:span text:style-name="Source_20_Text"><text:s/>* File: routes.js</text:span></text:p>
      <text:p text:style-name="P12"><text:span text:style-name="Source_20_Text"><text:s/>* Path: /src</text:span></text:p>
      <text:p text:style-name="P12"><text:span text:style-name="Source_20_Text"><text:s/>* Author: Saša Kojadinović</text:span></text:p>
      <text:p text:style-name="P12"><text:span text:style-name="Source_20_Text"><text:s/>*/</text:span></text:p>
      <text:p text:style-name="P12"><text:span text:style-name="Source_20_Text">import express from 'express';</text:span></text:p>
      <text:p text:style-name="P12"><text:span text:style-name="Source_20_Text">import { bellRouter } from './modules/bell/bell.controller.js';</text:span></text:p>
      <text:p text:style-name="P12"><text:span text:style-name="Source_20_Text">import { bellTemplatesRouter } from './modules/bell/bellTemplates.controller.js';</text:span></text:p>
      <text:p text:style-name="P12"><text:span text:style-name="Source_20_Text">import { dayScheduleRouter } from './modules/schedule/daySchedule.controller.js';</text:span></text:p>
      <text:p text:style-name="P12"><text:span text:style-name="Source_20_Text">import { announcementsRouter } from './modules/announcements/announcements.controller.js';</text:span></text:p>
      <text:p text:style-name="P12"/>
      <text:p text:style-name="P12"><text:span text:style-name="Source_20_Text">export async function registerRoutes(app, db, io) {</text:span></text:p>
      <text:p text:style-name="P12"><text:span text:style-name="Source_20_Text"><text:s text:c="2"/>const api = express.Router();</text:span></text:p>
      <text:p text:style-name="P12"><text:span text:style-name="Source_20_Text"><text:s text:c="2"/>api.use('/bell', bellRouter(db, io));</text:span></text:p>
      <text:p text:style-name="P12"><text:span text:style-name="Source_20_Text"><text:s text:c="2"/>api.use('/bell-templates', bellTemplatesRouter(db));</text:span></text:p>
      <text:p text:style-name="P12"><text:span text:style-name="Source_20_Text"><text:s text:c="2"/>api.use('/day-schedule', dayScheduleRouter(db));</text:span></text:p>
      <text:p text:style-name="P12"><text:span text:style-name="Source_20_Text"><text:s text:c="2"/>api.use('/announcements', announcementsRouter(db, io));</text:span></text:p>
      <text:p text:style-name="P12"><text:span text:style-name="Source_20_Text"><text:s text:c="2"/>app.use('/api', api);</text:span></text:p>
      <text:p text:style-name="P13"><text:span text:style-name="Source_20_Text">}</text:span></text:p>
      <text:p text:style-name="Horizontal_20_Line"/>
      <text:h text:style-name="Heading_20_3" text:outline-level="3">Brzi test‑plan (cURL)</text:h>
      <text:list text:style-name="L35">
        <text:list-item>
          <text:p text:style-name="P41">CREATE</text:p>
        </text:list-item>
      </text:list>
      <text:p text:style-name="P11"><text:span text:style-name="Source_20_Text">curl -X POST http://localhost:3000/api/announcements \</text:span></text:p>
      <text:p text:style-name="P12"><text:span text:style-name="Source_20_Text"><text:s text:c="2"/>-H "Content-Type: application/json" \</text:span></text:p>
      <text:p text:style-name="P12"><text:span text:style-name="Source_20_Text"><text:s text:c="2"/>-d '{</text:span></text:p>
      <text:p text:style-name="P12"><text:span text:style-name="Source_20_Text"><text:s text:c="4"/>"title":"Родитељски састанак",</text:span></text:p>
      <text:p text:style-name="P12"><text:span text:style-name="Source_20_Text"><text:s text:c="4"/>"body":"VII-2 у 18:00, учионица 12",</text:span></text:p>
      <text:p text:style-name="P12"><text:span text:style-name="Source_20_Text"><text:s text:c="4"/>"priority":"HIGH",</text:span></text:p>
      <text:p text:style-name="P12"><text:span text:style-name="Source_20_Text"><text:s text:c="4"/>"start_ts":"2025-08-21T16:00:00+02:00",</text:span></text:p>
      <text:p text:style-name="P12"><text:span text:style-name="Source_20_Text"><text:s text:c="4"/>"end_ts":"2025-08-21T20:00:00+02:00",</text:span></text:p>
      <text:p text:style-name="P12"><text:span text:style-name="Source_20_Text"><text:s text:c="4"/>"is_active":true</text:span></text:p>
      <text:p text:style-name="P13"><text:span text:style-name="Source_20_Text"><text:s text:c="2"/>}'</text:span></text:p>
      <text:list text:style-name="L36">
        <text:list-item>
          <text:p text:style-name="P42">ACTIVE</text:p>
        </text:list-item>
      </text:list>
      <text:p text:style-name="P19"><text:span text:style-name="Source_20_Text">curl "http://localhost:3000/api/announcements/active?limit=5"</text:span></text:p>
      <text:list text:style-name="L37">
        <text:list-item>
          <text:p text:style-name="P43">LIST (admin)</text:p>
        </text:list-item>
      </text:list>
      <text:p text:style-name="P19"><text:span text:style-name="Source_20_Text">curl "http://localhost:3000/api/announcements?status=active&amp;q=састанак&amp;sort=-priority&amp;page=1&amp;per_page=10"</text:span></text:p>
      <text:list text:style-name="L38">
        <text:list-item>
          <text:p text:style-name="P44">TOGGLE</text:p>
        </text:list-item>
      </text:list>
      <text:p text:style-name="P11"><text:span text:style-name="Source_20_Text">curl -X PATCH http://localhost:3000/api/announcements/1/toggle \</text:span></text:p>
      <text:p text:style-name="P13"><text:span text:style-name="Source_20_Text"><text:s text:c="2"/>-H "Content-Type: application/json" -d '{"is_active":false}'</text:span></text:p>
      <text:list text:style-name="L39">
        <text:list-item>
          <text:p text:style-name="P45">PUSH</text:p>
        </text:list-item>
      </text:list>
      <text:p text:style-name="P19"><text:span text:style-name="Source_20_Text">curl -X POST http://localhost:3000/api/announcements/1/push</text:span></text:p>
      <text:list text:style-name="L40">
        <text:list-item>
          <text:p text:style-name="P46"><text:soft-page-break/>DELETE</text:p>
        </text:list-item>
      </text:list>
      <text:p text:style-name="P19"><text:span text:style-name="Source_20_Text">curl -X DELETE http://localhost:3000/api/announcements/1</text:span></text:p>
      <text:p text:style-name="Text_20_body">Ako želiš, mogu odmah da pripremim i minimalni React “monitor” koji sluša <text:span text:style-name="Source_20_Text">announcement:*</text:span> događaje i prikazuje listu iz <text:span text:style-name="Source_20_Text">/active</text:span>.</text:p>
      <text:h text:style-name="Heading_20_5" text:outline-level="5">You said:</text:h>
      <text:p text:style-name="Text_20_body">To ćemo kasnije kad pređemo na frontend. Da li je ovo sve što nam treba za announcements?</text:p>
      <text:h text:style-name="Heading_20_6" text:outline-level="6">ChatGPT said:</text:h>
      <text:p text:style-name="Text_20_body">Thought for 28s</text:p>
      <text:p text:style-name="Text_20_body">Da — za “prvu iteraciju” backend za announcements je kompletan:</text:p>
      <text:list text:style-name="L41">
        <text:list-item>
          <text:p text:style-name="P47">Tabela postoji (<text:span text:style-name="Source_20_Text">announcements</text:span>) u migraciji, nije potrebna nova šema.</text:p>
        </text:list-item>
        <text:list-item>
          <text:p text:style-name="P47">Socket.io je već uključen za realtime emit, što smo iskoristili u kontroleru.</text:p>
        </text:list-item>
        <text:list-item>
          <text:p text:style-name="P47">JSON body limit je podešen (1 MB), CORS radi — API je spreman za klijenta.</text:p>
        </text:list-item>
      </text:list>
      <text:p text:style-name="Text_20_body">Ako želimo da bude “kulturno-robustan”, imam par <text:span text:style-name="Strong_20_Emphasis">malih dopuna</text:span> (nisu obavezne za rad, ali su preporučljive):</text:p>
      <text:list text:style-name="L42">
        <text:list-item>
          <text:p text:style-name="P48"><text:span text:style-name="Strong_20_Emphasis">Indexi u SQLite</text:span> (brži upiti za <text:span text:style-name="Source_20_Text">/active</text:span> i admin listu):</text:p>
        </text:list-item>
      </text:list>
      <text:p text:style-name="P11"><text:span text:style-name="Source_20_Text">CREATE INDEX IF NOT EXISTS idx_ann_active <text:s text:c="2"/>ON announcements(is_active);</text:span></text:p>
      <text:p text:style-name="P12"><text:span text:style-name="Source_20_Text">CREATE INDEX IF NOT EXISTS idx_ann_start <text:s text:c="3"/>ON announcements(start_ts);</text:span></text:p>
      <text:p text:style-name="P12"><text:span text:style-name="Source_20_Text">CREATE INDEX IF NOT EXISTS idx_ann_end <text:s text:c="5"/>ON announcements(end_ts);</text:span></text:p>
      <text:p text:style-name="P13"><text:span text:style-name="Source_20_Text">CREATE INDEX IF NOT EXISTS idx_ann_priority ON announcements(priority);</text:span></text:p>
      <text:list text:style-name="L43">
        <text:list-item>
          <text:p text:style-name="P49"><text:span text:style-name="Strong_20_Emphasis"><text:span text:style-name="Source_20_Text">updated_at</text:span></text:span><text:span text:style-name="Strong_20_Emphasis"> na announcements</text:span> (kao što već imamo trigger za bell_templates) — dodati kolonu i trigger, čisto radi traga izmene.</text:p>
        </text:list-item>
        <text:list-item>
          <text:p text:style-name="P49"><text:span text:style-name="Strong_20_Emphasis">Opcioni auto‑refresh</text:span>: mali interval (npr. 60 s) koji proverava da li se set ACTIVE promenio “sam od sebe” (istek/početak) i emituje <text:span text:style-name="Source_20_Text">announcement:updated</text:span> bez admin akcije.</text:p>
        </text:list-item>
        <text:list-item>
          <text:p text:style-name="P49"><text:span text:style-name="Strong_20_Emphasis">Rate‑limit</text:span> na public ruti <text:span text:style-name="Source_20_Text">/active</text:span> (npr. 60 req/min/IP), i kratki <text:span text:style-name="Strong_20_Emphasis">cache</text:span> od par sekundi.</text:p>
        </text:list-item>
        <text:list-item>
          <text:p text:style-name="P49"><text:span text:style-name="Strong_20_Emphasis">Search kvalitativno</text:span>: ako planiraš puno teksta i čestu pretragu, razmotri kasnije FTS5 virtuelnu tabelu (full‑text search).</text:p>
        </text:list-item>
        <text:list-item>
          <text:p text:style-name="P49"><text:span text:style-name="Strong_20_Emphasis">Edge‑case pravila</text:span> (po potrebi u drugoj iteraciji):</text:p>
          <text:list>
            <text:list-item>
              <text:p text:style-name="P49">“All‑day” obaveštenja (datumski raspon bez vremena).</text:p>
            </text:list-item>
            <text:list-item>
              <text:p text:style-name="P49">“Pin/force‑show” flag (uvek iznad drugih, čak i van intervala) — sada to pokrivamo <text:span text:style-name="Source_20_Text">POST /:id/push</text:span>.</text:p>
            </text:list-item>
            <text:list-item>
              <text:p text:style-name="P49">Posebno polje za sliku (<text:span text:style-name="Source_20_Text">image_url</text:span>) umesto ubacivanja <text:span text:style-name="Source_20_Text">&lt;img&gt;</text:span> u <text:span text:style-name="Source_20_Text">body</text:span>.</text:p>
            </text:list-item>
          </text:list>
        </text:list-item>
      </text:list>
      <text:p text:style-name="Text_20_body">Ako ovo ostavimo za kasnije, možemo odmah preći na <text:span text:style-name="Strong_20_Emphasis">Playlists/Tracks API</text:span> ili da napišem kratke cURL scenarije/seed za announcements da sve prođeš end‑to‑end. Kako ti više odgovara?</text:p>
      <text:h text:style-name="Heading_20_5" text:outline-level="5"><text:soft-page-break/>You said:</text:h>
      <text:p text:style-name="Text_20_body">Nećemo sada da pravimo playliste. Prvo ćemo u potpunosti da završimo module za bell i announcements. Dakle otvoriću sada novi čet za frontend za zvono.</text:p>
      <text:h text:style-name="Heading_20_6" text:outline-level="6">ChatGPT said:</text:h>
      <text:p text:style-name="Text_20_body">Odlično 👌 znači backend deo za <text:span text:style-name="Strong_20_Emphasis">bell</text:span> i <text:span text:style-name="Strong_20_Emphasis">announcements</text:span> smo praktično završili.<text:line-break/>Sve ključne stvari su na mestu:</text:p>
      <text:list text:style-name="L44">
        <text:list-item>
          <text:p text:style-name="P50"><text:span text:style-name="Strong_20_Emphasis">Bell</text:span>: imamo šablone (<text:span text:style-name="Source_20_Text">bell_templates</text:span>), kalendar dana (<text:span text:style-name="Source_20_Text">day_schedule</text:span>), log, rute <text:span text:style-name="Source_20_Text">/bell</text:span>, <text:span text:style-name="Source_20_Text">/bell-templates</text:span>, <text:span text:style-name="Source_20_Text">/day-schedule</text:span>, i socket evente <text:span text:style-name="Source_20_Text">bell:next</text:span> i <text:span text:style-name="Source_20_Text">bell:triggered</text:span>.</text:p>
        </text:list-item>
        <text:list-item>
          <text:p text:style-name="P50"><text:span text:style-name="Strong_20_Emphasis">Announcements</text:span>: dodali smo CRUD i <text:span text:style-name="Source_20_Text">/active</text:span>, sa socket eventima (<text:span text:style-name="Source_20_Text">announcement:*</text:span>).</text:p>
        </text:list-item>
      </text:list>
      <text:p text:style-name="Text_20_body">Ostalo je samo da frontend iskoristi ovo:</text:p>
      <text:list text:style-name="L45">
        <text:list-item>
          <text:p text:style-name="P51">Za zvono: prikaz “sledeće zvono”, countdown, i test fire (za admina).</text:p>
        </text:list-item>
        <text:list-item>
          <text:p text:style-name="P51">Za oglasnu tablu: prikaz aktivnih obaveštenja (real-time refresh kad admin objavi/izmeni).</text:p>
        </text:list-item>
      </text:list>
      <text:p text:style-name="Text_20_body">📌 Dakle, kad otvoriš novi čet za frontend za zvono, možemo odmah da isplaniramo React komponente:</text:p>
      <text:list text:style-name="L46">
        <text:list-item>
          <text:p text:style-name="P52"><text:span text:style-name="Strong_20_Emphasis">BellPanel</text:span> za admin (kreiranje šablona, dodela kalendara, test zvono).</text:p>
        </text:list-item>
        <text:list-item>
          <text:p text:style-name="P52"><text:span text:style-name="Strong_20_Emphasis">BellStatus</text:span> za oglasnu tablu (sledeće zvono, preostalo vreme, broj časa).</text:p>
        </text:list-item>
      </text:list>
      <text:p text:style-name="Text_20_body">Time backend i frontend kreću da se spajaju.</text:p>
      <text:p text:style-name="Text_20_body">Hoćeš da ti u novom četu odmah pripremim predlog strukture React komponenti za frontend zvona (kako da podelimo admin vs oglasni prikaz)?</text:p>
      <text:h text:style-name="Heading_20_5" text:outline-level="5">You said:</text:h>
      <text:p text:style-name="Text_20_body">Da.</text:p>
      <text:h text:style-name="Heading_20_6" text:outline-level="6">ChatGPT said:</text:h>
      <text:p text:style-name="Text_20_body">Thought for 15s</text:p>
      <text:p text:style-name="Text_20_body">Sjajno — evo “plana frontenda” za modul zvona (bez koda), tako da odmah znaš šta pravimo i kojim redom.</text:p>
      <text:h text:style-name="Heading_20_1" text:outline-level="1">Arhitektura ekrana i komponenti</text:h>
      <text:list text:style-name="L47">
        <text:list-item>
          <text:p text:style-name="P53"><text:span text:style-name="Strong_20_Emphasis">Admin / BellPanel</text:span></text:p>
          <text:list>
            <text:list-item>
              <text:p text:style-name="P53"><text:span text:style-name="Strong_20_Emphasis">ScheduleCalendar</text:span> – pregled/izmena dnevnih rasporeda (pick šablona, “neradan dan”, beleška).</text:p>
            </text:list-item>
            <text:list-item>
              <text:p text:style-name="P53"><text:span text:style-name="Strong_20_Emphasis">TemplateManager</text:span> – CRUD šablona zvona (lista, detalj, validacija JSON-a).</text:p>
            </text:list-item>
            <text:list-item>
              <text:p text:style-name="P53"><text:span text:style-name="Strong_20_Emphasis">TestBellCard</text:span> – “Test fire” dugme + izbor trajanja pulsa, prikaz poslednjih logova.</text:p>
            </text:list-item>
            <text:list-item>
              <text:p text:style-name="P53"><text:span text:style-name="Strong_20_Emphasis">NextBellInfo</text:span> – trenutno sledeće zvono (label + vreme), realtime osvežavanje preko soketa.</text:p>
            </text:list-item>
          </text:list>
        </text:list-item>
        <text:list-item>
          <text:p text:style-name="P53"><text:soft-page-break/><text:span text:style-name="Strong_20_Emphasis">Oglasni monitor / BellDisplay</text:span></text:p>
          <text:list>
            <text:list-item>
              <text:p text:style-name="P53"><text:span text:style-name="Strong_20_Emphasis">CountdownBig</text:span> – veliki odbrojivač do sledećeg zvona, automatsko prebacivanje kad prođe zvono.</text:p>
            </text:list-item>
            <text:list-item>
              <text:p text:style-name="P53"><text:span text:style-name="Strong_20_Emphasis">PeriodBadge</text:span> – redni broj časa i status (“час у току”, “одмор”).</text:p>
            </text:list-item>
            <text:list-item>
              <text:p text:style-name="P53"><text:span text:style-name="Strong_20_Emphasis">MiniTimeline</text:span> – današnja preostala zvonjenja (danas iz šablona), skrolovano.</text:p>
            </text:list-item>
          </text:list>
        </text:list-item>
      </text:list>
      <text:h text:style-name="Heading_20_1" text:outline-level="1">API sloj (hooks)</text:h>
      <text:p text:style-name="Text_20_body">Napravimo mali API layer (npr. <text:span text:style-name="Source_20_Text">src/api/bell.ts</text:span>/<text:span text:style-name="Source_20_Text">bell.js</text:span>) sa čistim funkcijama / React query hookovima:</text:p>
      <text:list text:style-name="L48">
        <text:list-item>
          <text:p text:style-name="P54"><text:span text:style-name="Source_20_Text">getNextBell()</text:span> → <text:span text:style-name="Source_20_Text">GET /api/bell/next</text:span> (prikaz sledećeg)</text:p>
        </text:list-item>
        <text:list-item>
          <text:p text:style-name="P54"><text:span text:style-name="Source_20_Text">getTodayPlan()</text:span> → <text:span text:style-name="Source_20_Text">GET /api/bell/today</text:span> (današnji spec)</text:p>
        </text:list-item>
        <text:list-item>
          <text:p text:style-name="P54"><text:span text:style-name="Source_20_Text">testFire(duration_ms)</text:span> → <text:span text:style-name="Source_20_Text">POST /api/bell/test-fire</text:span> (admin)</text:p>
        </text:list-item>
        <text:list-item>
          <text:p text:style-name="P54"><text:span text:style-name="Source_20_Text">listTemplates()</text:span> / <text:span text:style-name="Source_20_Text">createTemplate()</text:span> / <text:span text:style-name="Source_20_Text">updateTemplate()</text:span> / <text:span text:style-name="Source_20_Text">deleteTemplate()</text:span> → <text:span text:style-name="Source_20_Text">/api/bell-templates</text:span> CRUD</text:p>
        </text:list-item>
        <text:list-item>
          <text:p text:style-name="P54"><text:span text:style-name="Source_20_Text">getDaySchedule({from,to})</text:span> / <text:span text:style-name="Source_20_Text">upsertDaySchedule(date,payload)</text:span> → <text:span text:style-name="Source_20_Text">/api/day-schedule</text:span></text:p>
        </text:list-item>
      </text:list>
      <text:h text:style-name="Heading_20_1" text:outline-level="1">Realtime (socket.io)</text:h>
      <text:list text:style-name="L49">
        <text:list-item>
          <text:p text:style-name="P55">Konekcija: koristi bazni <text:span text:style-name="Source_20_Text">io("http://localhost:3000")</text:span> (CORS je već uključen u backendu)</text:p>
        </text:list-item>
        <text:list-item>
          <text:p text:style-name="P55">Eventi koje slušamo:</text:p>
          <text:list>
            <text:list-item>
              <text:p text:style-name="P55"><text:span text:style-name="Source_20_Text">bell:next</text:span> → update sledećeg zvona i reset odbrojavanja. Emisija postoji u servisnom sloju zvona.</text:p>
            </text:list-item>
            <text:list-item>
              <text:p text:style-name="P55"><text:span text:style-name="Source_20_Text">bell:triggered</text:span> → zatvaranje “break” stanja i refetch plana po potrebi.</text:p>
            </text:list-item>
          </text:list>
        </text:list-item>
      </text:list>
      <text:h text:style-name="Heading_20_1" text:outline-level="1">Logika vremena i “period engine”</text:h>
      <text:list text:style-name="L50">
        <text:list-item>
          <text:p text:style-name="P56"><text:span text:style-name="Strong_20_Emphasis">Izračun perioda (čas/odmor):</text:span> iz <text:span text:style-name="Source_20_Text">GET /api/bell/today</text:span> dobijemo JSON šablon; sortiramo zvona i:</text:p>
          <text:list>
            <text:list-item>
              <text:p text:style-name="P56">Ako je “sada” između <text:span text:style-name="Emphasis">start</text:span> i <text:span text:style-name="Emphasis">end</text:span> istog časa → “час у току”.</text:p>
            </text:list-item>
            <text:list-item>
              <text:p text:style-name="P56">Ako je između <text:span text:style-name="Emphasis">end(n)</text:span> i <text:span text:style-name="Emphasis">start(n+1)</text:span> → “одмор”.</text:p>
            </text:list-item>
          </text:list>
        </text:list-item>
        <text:list-item>
          <text:p text:style-name="P56"><text:span text:style-name="Strong_20_Emphasis">Broj časa:</text:span> brojimo “start” zvona (npr. label sadrži “Почетак X.”) ili pravimo mapiranje po paru start/end.</text:p>
        </text:list-item>
        <text:list-item>
          <text:p text:style-name="P56"><text:span text:style-name="Strong_20_Emphasis">Countdown:</text:span> <text:span text:style-name="Source_20_Text">targetTs - now</text:span>. Kad stigne do 0, čekamo sledeći <text:span text:style-name="Source_20_Text">bell:next</text:span> (ili sami prebacimo na naredno vreme ako soket kratko zakasni).</text:p>
        </text:list-item>
        <text:list-item>
          <text:p text:style-name="P56"><text:soft-page-break/><text:span text:style-name="Strong_20_Emphasis">Luxon na frontu:</text:span> isto što je i backend (TZ je Europe/Belgrade), lakše će biti da sve proračune radimo konzistentno.</text:p>
        </text:list-item>
      </text:list>
      <text:h text:style-name="Heading_20_1" text:outline-level="1">MUI raspored i UX</text:h>
      <text:list text:style-name="L51">
        <text:list-item>
          <text:p text:style-name="P57">Admin panel: tri <text:span text:style-name="Strong_20_Emphasis">Card</text:span>-a u responsive gridu (md: 2 kolone, lg: 3):</text:p>
          <text:list>
            <text:list-item>
              <text:p text:style-name="P57"><text:span text:style-name="Strong_20_Emphasis">NextBellInfo</text:span> (compact, realtime)</text:p>
            </text:list-item>
            <text:list-item>
              <text:p text:style-name="P57"><text:span text:style-name="Strong_20_Emphasis">TestBellCard</text:span> (akcija + mali log)</text:p>
            </text:list-item>
            <text:list-item>
              <text:p text:style-name="P57"><text:span text:style-name="Strong_20_Emphasis">TemplateManager</text:span> (celina) + <text:span text:style-name="Strong_20_Emphasis">ScheduleCalendar</text:span> (celina) – svaku u posebnom tabu (“Шаблони”, “Календар”)</text:p>
            </text:list-item>
          </text:list>
        </text:list-item>
        <text:list-item>
          <text:p text:style-name="P57">Oglasni monitor: fullscreen layout, visok kontrast, ogromne cifre (npr. <text:span text:style-name="Source_20_Text">Typography variant="h1"</text:span>), tekst isključivo na ćirilici (što smo dogovorili).</text:p>
        </text:list-item>
      </text:list>
      <text:h text:style-name="Heading_20_1" text:outline-level="1">Stanja grešaka i edge‑cases</text:h>
      <text:list text:style-name="L52">
        <text:list-item>
          <text:p text:style-name="P58"><text:span text:style-name="Source_20_Text">GET /api/bell/next</text:span> vrati <text:span text:style-name="Source_20_Text">null</text:span> → nema više zvona danas ili nije dodeljen šablon: prikaži “Нема планираних звона”.</text:p>
        </text:list-item>
        <text:list-item>
          <text:p text:style-name="P58">Izmena šablona ili kalendara tokom dana → backend već rehidrira raspored i emituje <text:span text:style-name="Source_20_Text">bell:next</text:span>. Frontend samo prati soket i eventualno radi <text:span text:style-name="Source_20_Text">refetch</text:span>.</text:p>
        </text:list-item>
        <text:list-item>
          <text:p text:style-name="P58">Vremenska zona: računamo sve u <text:span text:style-name="Source_20_Text">Europe/Belgrade</text:span> (isti pristup kao backend).</text:p>
        </text:list-item>
      </text:list>
      <text:h text:style-name="Heading_20_1" text:outline-level="1">Test lista (ručno)</text:h>
      <text:list text:style-name="L53">
        <text:list-item>
          <text:p text:style-name="P59">Dodeli šablon za danas sa dva-tri zvona uskoro → vidi <text:span text:style-name="Strong_20_Emphasis">CountdownBig</text:span> i <text:span text:style-name="Strong_20_Emphasis">PeriodBadge</text:span> u realnom vremenu.</text:p>
        </text:list-item>
        <text:list-item>
          <text:p text:style-name="P59">Klikni “Test fire” (MOCK_GPIO je <text:span text:style-name="Source_20_Text">true</text:span>) → očekuj <text:span text:style-name="Source_20_Text">bell:triggered</text:span> i odmah prelom stanja.</text:p>
        </text:list-item>
        <text:list-item>
          <text:p text:style-name="P59">Uredi šablon / kalendar za današnji dan → proveri da <text:span text:style-name="Strong_20_Emphasis">NextBellInfo</text:span> instant promeni cilj preko <text:span text:style-name="Source_20_Text">bell:next</text:span>.</text:p>
        </text:list-item>
      </text:list>
      <text:h text:style-name="Heading_20_1" text:outline-level="1">Minimalni API ugovori (front očekuje)</text:h>
      <text:list text:style-name="L54">
        <text:list-item>
          <text:p text:style-name="P60"><text:span text:style-name="Source_20_Text">GET /api/bell/next</text:span> → <text:span text:style-name="Source_20_Text">{ ts, label } | null</text:span></text:p>
        </text:list-item>
        <text:list-item>
          <text:p text:style-name="P60"><text:span text:style-name="Source_20_Text">GET /api/bell/today</text:span> → <text:span text:style-name="Source_20_Text">{ date, is_holiday, json_spec } | null</text:span></text:p>
        </text:list-item>
        <text:list-item>
          <text:p text:style-name="P60">Soket događaji: <text:span text:style-name="Source_20_Text">bell:next</text:span>, <text:span text:style-name="Source_20_Text">bell:triggered</text:span> (payload s vremenom/dužinom)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 Devanagari1" style:font-family-complex="'Noto Sans Devanagari'" style:font-family-generic-complex="system" style:font-pitch-complex="variable" style:font-size-complex="7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1T17:23:45.420094288</meta:creation-date>
    <dc:date>2025-08-21T17:24:33.779762070</dc:date>
    <meta:editing-duration>PT48S</meta:editing-duration>
    <meta:editing-cycles>1</meta:editing-cycles>
    <meta:document-statistic meta:table-count="0" meta:image-count="0" meta:object-count="0" meta:page-count="21" meta:paragraph-count="731" meta:word-count="4405" meta:character-count="32924" meta:non-whitespace-character-count="27228"/>
    <meta:generator>LibreOffice/24.8.7.2$Linux_X86_64 LibreOffice_project/480$Build-2</meta:generator>
  </office:meta>
</office:document-meta>
</file>